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8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1.609cm"/>
    </style:style>
    <style:style style:name="co4" style:family="table-column">
      <style:table-column-properties fo:break-before="auto" style:column-width="1.526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1.5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635cm"/>
    </style:style>
    <style:style style:name="co9" style:family="table-column">
      <style:table-column-properties fo:break-before="auto" style:column-width="2cm"/>
    </style:style>
    <style:style style:name="co10" style:family="table-column">
      <style:table-column-properties fo:break-before="auto" style:column-width="0.887cm"/>
    </style:style>
    <style:style style:name="co11" style:family="table-column">
      <style:table-column-properties fo:break-before="auto" style:column-width="1.081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415cm"/>
    </style:style>
    <style:style style:name="co14" style:family="table-column">
      <style:table-column-properties fo:break-before="auto" style:column-width="1.386cm"/>
    </style:style>
    <style:style style:name="co15" style:family="table-column">
      <style:table-column-properties fo:break-before="auto" style:column-width="1.304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2.106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1.3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35cm solid #000000" fo:border-left="0.035cm solid #000000" fo:border-right="0.002cm solid #000000" fo:border-top="0.035cm solid #000000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02cm solid #000000" style:rotation-angle="90" fo:border-top="0.002cm solid #000000" style:vertical-align="middle"/>
      <style:paragraph-properties fo:text-align="justify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0.002cm solid #000000" style:rotation-angle="90" fo:border-top="0.035cm solid #000000" style:vertical-align="middle"/>
      <style:paragraph-properties fo:text-align="justify" fo:margin-left="0cm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6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/>
      <style:paragraph-properties fo:text-align="justify" fo:margin-left="0cm"/>
    </style:style>
    <style:style style:name="ce7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/>
      <style:paragraph-properties fo:text-align="justify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/>
    </style:style>
    <style:style style:name="ce9" style:family="table-cell" style:parent-style-name="Default">
      <style:table-cell-properties fo:border-bottom="0.035cm solid #000000" style:text-align-source="fix" style:repeat-content="false" fo:border-left="0.035cm solid #000000" fo:border-right="0.035cm solid #000000" style:rotation-angle="90" fo:border-top="0.002cm solid #000000" style:vertical-align="middle"/>
      <style:paragraph-properties fo:text-align="center"/>
    </style:style>
    <style:style style:name="ce10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35cm solid #000000" style:rotation-angle="90" style:vertical-align="middle"/>
      <style:paragraph-properties fo:text-align="center"/>
    </style:style>
    <style:style style:name="ce12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/>
    </style:style>
    <style:style style:name="ce13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02cm solid #000000" fo:border-left="0.035cm solid #000000" fo:border-right="0.002cm solid #000000" fo:border-top="0.035cm solid #000000"/>
    </style:style>
    <style:style style:name="ce15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="0.002cm solid #000000"/>
    </style:style>
    <style:style style:name="ce17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18" style:family="table-cell" style:parent-style-name="Default">
      <style:table-cell-properties fo:border-bottom="0.002cm solid #000000" fo:border-left="0.002cm solid #000000" fo:border-right="0.002cm solid #000000" fo:border-top="0.035cm solid #000000"/>
    </style:style>
    <style:style style:name="ce19" style:family="table-cell" style:parent-style-name="Default">
      <style:table-cell-properties fo:border-bottom="0.002cm solid #000000" fo:border-left="0.002cm solid #000000" fo:border-right="0.035cm solid #000000" fo:border-top="0.035cm solid #000000"/>
    </style:style>
    <style:style style:name="ce20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21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ce22" style:family="table-cell" style:parent-style-name="Default" style:data-style-name="N1">
      <style:table-cell-properties fo:border="0.002cm solid #000000"/>
    </style:style>
    <style:style style:name="ce23" style:family="table-cell" style:parent-style-name="Default" style:data-style-name="N1">
      <style:table-cell-properties fo:border-bottom="0.035cm solid #000000" fo:border-left="0.002cm solid #000000" fo:border-right="0.002cm solid #000000" fo:border-top="0.002cm solid #000000"/>
    </style:style>
    <style:style style:name="ce24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/>
    </style:style>
    <style:style style:name="ce25" style:family="table-cell" style:parent-style-name="Default" style:data-style-name="N2">
      <style:table-cell-properties fo:border-bottom="0.002cm solid #000000" fo:border-left="0.002cm solid #000000" fo:border-right="0.035cm solid #000000" fo:border-top="0.002cm solid #000000"/>
    </style:style>
    <style:style style:name="ce26" style:family="table-cell" style:parent-style-name="Default" style:data-style-name="N2">
      <style:table-cell-properties fo:border-bottom="0.035cm solid #000000" fo:border-left="0.002cm solid #000000" fo:border-right="0.035cm solid #000000" fo:border-top="0.002cm solid #000000"/>
    </style:style>
    <style:style style:name="ce27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style:font-name="Arial1"/>
    </style:style>
    <style:style style:name="ce28" style:family="table-cell" style:parent-style-name="Default" style:data-style-name="N1">
      <style:table-cell-properties fo:border-bottom="0.002cm solid #000000" fo:border-left="0.002cm solid #000000" fo:border-right="0.035cm solid #000000" fo:border-top="0.002cm solid #00000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1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2" style:family="table-cell" style:parent-style-name="Default" style:data-style-name="N108">
      <style:table-cell-properties fo:border="0.002cm solid #000000"/>
    </style:style>
    <style:style style:name="ce3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34" style:family="table-cell" style:parent-style-name="Default">
      <style:table-cell-properties fo:border-bottom="0.035cm solid #000000" style:text-align-source="fix" style:repeat-content="false" fo:border-left="0.035cm solid #000000" fo:border-right="0.002cm solid #000000" style:rotation-angle="90" fo:border-top="0.035cm solid #000000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justify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0.035cm solid #000000" style:text-align-source="fix" style:repeat-content="false" fo:border-left="0.002cm solid #000000" fo:border-right="0.002cm solid #000000" style:rotation-angle="90" fo:border-top="0.002cm solid #000000" style:vertical-align="middle"/>
      <style:paragraph-properties fo:text-align="justify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38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/>
      <style:paragraph-properties fo:text-align="justify" fo:margin-left="0cm"/>
    </style:style>
    <style:style style:name="ce39" style:family="table-cell" style:parent-style-name="Default" style:data-style-name="N108">
      <style:table-cell-properties fo:border-bottom="0.035cm solid #000000" fo:border-left="0.002cm solid #000000" fo:border-right="0.002cm solid #000000" fo:border-top="0.002cm solid #000000"/>
    </style:style>
    <style:style style:name="ce40" style:family="table-cell" style:parent-style-name="Default" style:data-style-name="N108">
      <style:table-cell-properties fo:border-bottom="0.002cm solid #000000" fo:border-left="0.035cm solid #000000" fo:border-right="0.002cm solid #000000" fo:border-top="0.002cm solid #000000"/>
    </style:style>
    <style:style style:name="ce41" style:family="table-cell" style:parent-style-name="Default" style:data-style-name="N108">
      <style:table-cell-properties fo:border-bottom="0.035cm solid #000000" fo:border-left="0.035cm solid #000000" fo:border-right="0.002cm solid #000000" fo:border-top="0.002cm solid #000000"/>
    </style:style>
    <style:style style:name="ce42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43" style:family="table-cell" style:parent-style-name="Default" style:data-style-name="N108">
      <style:table-cell-properties fo:border-bottom="0.002cm solid #000000" fo:border-left="0.002cm solid #000000" fo:border-right="0.035cm solid #000000" fo:border-top="0.002cm solid #000000"/>
    </style:style>
    <style:style style:name="ce44" style:family="table-cell" style:parent-style-name="Default" style:data-style-name="N108"/>
    <style:style style:name="ce45" style:family="table-cell" style:parent-style-name="Default" style:data-style-name="N1">
      <style:table-cell-properties fo:border-bottom="0.002cm solid #000000" fo:border-left="0.035cm solid #000000" fo:border-right="0.002cm solid #000000" fo:border-top="0.002cm solid #000000"/>
    </style:style>
    <style:style style:name="ce46" style:family="table-cell" style:parent-style-name="Default" style:data-style-name="N1">
      <style:table-cell-properties fo:border-bottom="0.035cm solid #000000" fo:border-left="0.035cm solid #000000" fo:border-right="0.002cm solid #000000" fo:border-top="0.002cm solid #000000"/>
    </style:style>
    <style:style style:name="ce47" style:family="table-cell" style:parent-style-name="Default" style:data-style-name="N1">
      <style:table-cell-properties fo:border-bottom="0.035cm solid #000000" fo:border-left="0.002cm solid #000000" fo:border-right="0.035cm solid #000000" fo:border-top="0.002cm solid #000000"/>
    </style:style>
    <style:style style:name="ce48" style:family="table-cell" style:parent-style-name="Default" style:data-style-name="N2">
      <style:table-cell-properties fo:border-bottom="0.002cm solid #000000" fo:border-left="0.002cm solid #000000" fo:border-right="0.035cm solid #000000" fo:border-top="0.035cm solid #000000"/>
    </style:style>
    <style:style style:name="gr1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-33% 58%"/>
    </style:style>
  </office:automatic-styles>
  <office:body>
    <office:spreadsheet>
      <table:table table:name="Лист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16"/>
        <table:table-column table:style-name="co4" table:default-cell-style-name="ce16"/>
        <table:table-column table:style-name="co2" table:default-cell-style-name="ce20"/>
        <table:table-column table:style-name="co5" table:default-cell-style-name="ce22"/>
        <table:table-column table:style-name="co6" table:default-cell-style-name="ce22"/>
        <table:table-column table:style-name="co2" table:default-cell-style-name="ce22"/>
        <table:table-column table:style-name="co5" table:default-cell-style-name="ce22"/>
        <table:table-column table:style-name="co5" table:default-cell-style-name="ce28"/>
        <table:table-column table:style-name="co7" table:number-columns-repeated="2" table:default-cell-style-name="Default"/>
        <table:table-column table:style-name="co8" table:default-cell-style-name="ce16"/>
        <table:table-column table:style-name="co9" table:number-columns-repeated="3" table:default-cell-style-name="ce32"/>
        <table:table-row table:style-name="ro1">
          <table:table-cell table:style-name="ce1"/>
          <table:table-cell table:style-name="ce13" office:value-type="string">
            <text:p>U, B</text:p>
          </table:table-cell>
          <table:table-cell table:style-name="ce13" office:value-type="string">
            <text:p>U<text:span text:style-name="T3">R</text:span>, B</text:p>
          </table:table-cell>
          <table:table-cell table:style-name="ce13" office:value-type="string">
            <text:p>U<text:span text:style-name="T3">K</text:span>,B</text:p>
          </table:table-cell>
          <table:table-cell table:style-name="ce13" office:value-type="string">
            <text:p>I, мA</text:p>
          </table:table-cell>
          <table:table-cell table:style-name="ce13" office:value-type="string">
            <text:p>R, Ом</text:p>
          </table:table-cell>
          <table:table-cell table:style-name="ce13" office:value-type="string">
            <text:p>X<text:span text:style-name="T3">К</text:span>, Ом</text:p>
          </table:table-cell>
          <table:table-cell table:style-name="ce13" office:value-type="string">
            <text:p>r<text:span text:style-name="T3">K</text:span>, Ом</text:p>
          </table:table-cell>
          <table:table-cell table:style-name="ce13" office:value-type="string">
            <text:p>L, мГн</text:p>
          </table:table-cell>
          <table:table-cell table:style-name="ce27" office:value-type="string">
            <text:p>φ, град</text:p>
          </table:table-cell>
          <table:table-cell table:style-name="ce29" office:value-type="string">
            <text:p>ω = </text:p>
          </table:table-cell>
          <table:table-cell table:style-name="ce30" table:formula="of:=2*PI()*50" office:value-type="float" office:value="314.159265358979">
            <text:p>314,159265359</text:p>
          </table:table-cell>
          <table:table-cell table:style-name="ce31" office:value-type="string">
            <office:annotation draw:style-name="gr1" draw:text-style-name="P1" svg:width="6.672cm" svg:height="2.571cm" svg:x="22.529cm" svg:y="0cm" draw:caption-point-x="-0.61cm" draw:caption-point-y="0.01cm">
              <dc:date>2014-11-28T00:00:00</dc:date>
              <text:p text:style-name="P1"><text:span text:style-name="T1">Проверка на возможность построения векторной диаграммы. Если число отрицательное, из отрезков такой длинны треугольник не составить. Рекомендую повторить измерение при больших значениях U.</text:span></text:p>
            </office:annotation>
            <text:p>Для проверки</text:p>
            <text:p>измерений</text:p>
          </table:table-cell>
          <table:table-cell table:style-name="ce31" office:value-type="string" table:number-columns-spanned="3" table:number-rows-spanned="1">
            <office:annotation draw:style-name="gr2" draw:text-style-name="P1" svg:width="5.671cm" svg:height="1.386cm" svg:x="28.507cm" svg:y="0cm" draw:caption-point-x="-0.61cm" draw:caption-point-y="0.01cm">
              <dc:date>2014-11-27T00:00:00</dc:date>
              <text:p text:style-name="P1"><text:span text:style-name="T1">Округление до миллиметров и уменьшение масштаба для слишком больших напряжений</text:span></text:p>
            </office:annotation>
            <text:p>Масштабирование для диаграмм</text:p>
          </table:table-cell>
          <table:covered-table-cell table:number-columns-repeated="2" table:style-name="ce33"/>
        </table:table-row>
        <table:table-row table:style-name="ro2">
          <table:table-cell table:style-name="ce2" office:value-type="string" table:number-columns-spanned="1" table:number-rows-spanned="3">
            <text:p><text:span text:style-name="T2">Катушка 1</text:span></text:p>
            <text:p><text:span text:style-name="T2">(1200 витков)</text:span></text:p>
          </table:table-cell>
          <table:table-cell table:style-name="ce14" office:value-type="float" office:value="15.2">
            <text:p>15,2</text:p>
          </table:table-cell>
          <table:table-cell table:style-name="ce18" office:value-type="float" office:value="13.59">
            <text:p>13,59</text:p>
          </table:table-cell>
          <table:table-cell table:style-name="ce18" office:value-type="float" office:value="1.63">
            <text:p>1,63</text:p>
          </table:table-cell>
          <table:table-cell table:style-name="ce19" table:formula="of:=0.62*50" office:value-type="float" office:value="31">
            <text:p>31</text:p>
          </table:table-cell>
          <table:table-cell table:formula="of:=1000*[.C2]/[.E2]" office:value-type="float" office:value="438.387096774194">
            <text:p>438</text:p>
          </table:table-cell>
          <table:table-cell table:formula="of:=1000*[.D2]/[.E2]" office:value-type="float" office:value="52.5806451612903">
            <text:p>53</text:p>
          </table:table-cell>
          <table:table-cell table:formula="of:=1000*([.B2]^2-([.C2]^2+[.D2]^2))/(2*[.C2]*[.E2])" office:value-type="float" office:value="51.8585772270882">
            <text:p>52</text:p>
          </table:table-cell>
          <table:table-cell table:formula="of:=1000*[.G2]/[.$L$1]" office:value-type="float" office:value="167.369391767606">
            <text:p>167</text:p>
          </table:table-cell>
          <table:table-cell table:formula="of:=ACOS([.H2]/[.G2])*180/PI()" office:value-type="float" office:value="9.50630970909665">
            <text:p>10</text:p>
          </table:table-cell>
          <table:table-cell table:number-columns-repeated="2"/>
          <table:table-cell table:formula="of:=[.C2]+[.D2]-[.B2]" office:value-type="float" office:value="0.0199999999999996">
            <text:p>0,02</text:p>
          </table:table-cell>
          <table:table-cell table:formula="of:=[.B2]/2" office:value-type="float" office:value="7.6">
            <text:p>7,6</text:p>
          </table:table-cell>
          <table:table-cell table:formula="of:=[.C2]/2" office:value-type="float" office:value="6.795">
            <text:p>6,8</text:p>
          </table:table-cell>
          <table:table-cell table:formula="of:=[.D2]/2" office:value-type="float" office:value="0.815">
            <text:p>0,8</text:p>
          </table:table-cell>
        </table:table-row>
        <table:table-row table:style-name="ro2">
          <table:covered-table-cell/>
          <table:table-cell office:value-type="float" office:value="12.95">
            <text:p>12,95</text:p>
          </table:table-cell>
          <table:table-cell office:value-type="float" office:value="11.62">
            <text:p>11,62</text:p>
          </table:table-cell>
          <table:table-cell office:value-type="float" office:value="1.35">
            <text:p>1,35</text:p>
          </table:table-cell>
          <table:table-cell table:formula="of:=0.53*50" office:value-type="float" office:value="26.5">
            <text:p>26,5</text:p>
          </table:table-cell>
          <table:table-cell table:formula="of:=1000*[.C3]/[.E3]" office:value-type="float" office:value="438.490566037736">
            <text:p>438</text:p>
          </table:table-cell>
          <table:table-cell table:formula="of:=1000*[.D3]/[.E3]" office:value-type="float" office:value="50.9433962264151">
            <text:p>51</text:p>
          </table:table-cell>
          <table:table-cell table:formula="of:=1000*([.B3]^2-([.C3]^2+[.D3]^2))/(2*[.C3]*[.E3])" office:value-type="float" office:value="50.1016464780957">
            <text:p>50</text:p>
          </table:table-cell>
          <table:table-cell table:formula="of:=1000*[.G3]/[.$L$1]" office:value-type="float" office:value="162.157866546459">
            <text:p>162</text:p>
          </table:table-cell>
          <table:table-cell table:formula="of:=ACOS([.H3]/[.G3])*180/PI()" office:value-type="float" office:value="10.4300165172965">
            <text:p>10</text:p>
          </table:table-cell>
          <table:table-cell table:number-columns-repeated="2"/>
          <table:table-cell table:formula="of:=[.C3]+[.D3]-[.B3]" office:value-type="float" office:value="0.0199999999999996">
            <text:p>0,02</text:p>
          </table:table-cell>
          <table:table-cell table:formula="of:=[.B3]/2" office:value-type="float" office:value="6.475">
            <text:p>6,5</text:p>
          </table:table-cell>
          <table:table-cell table:formula="of:=[.C3]/2" office:value-type="float" office:value="5.81">
            <text:p>5,8</text:p>
          </table:table-cell>
          <table:table-cell table:formula="of:=[.D3]/2" office:value-type="float" office:value="0.675">
            <text:p>0,7</text:p>
          </table:table-cell>
        </table:table-row>
        <table:table-row table:style-name="ro2">
          <table:covered-table-cell/>
          <table:table-cell office:value-type="float" office:value="16.68">
            <text:p>16,68</text:p>
          </table:table-cell>
          <table:table-cell office:value-type="float" office:value="14.94">
            <text:p>14,94</text:p>
          </table:table-cell>
          <table:table-cell office:value-type="float" office:value="1.814">
            <text:p>1,814</text:p>
          </table:table-cell>
          <table:table-cell table:formula="of:=0.68*50" office:value-type="float" office:value="34">
            <text:p>34</text:p>
          </table:table-cell>
          <table:table-cell table:formula="of:=1000*[.C4]/[.E4]" office:value-type="float" office:value="439.411764705882">
            <text:p>439</text:p>
          </table:table-cell>
          <table:table-cell table:formula="of:=1000*[.D4]/[.E4]" office:value-type="float" office:value="53.3529411764706">
            <text:p>53</text:p>
          </table:table-cell>
          <table:table-cell table:formula="of:=1000*([.B4]^2-([.C4]^2+[.D4]^2))/(2*[.C4]*[.E4])" office:value-type="float" office:value="50.9175958736908">
            <text:p>51</text:p>
          </table:table-cell>
          <table:table-cell table:formula="of:=1000*[.G4]/[.$L$1]" office:value-type="float" office:value="169.827686334528">
            <text:p>170</text:p>
          </table:table-cell>
          <table:table-cell table:formula="of:=ACOS([.H4]/[.G4])*180/PI()" office:value-type="float" office:value="17.3781965173143">
            <text:p>17</text:p>
          </table:table-cell>
          <table:table-cell table:number-columns-repeated="2"/>
          <table:table-cell table:formula="of:=[.C4]+[.D4]-[.B4]" office:value-type="float" office:value="0.0739999999999981">
            <text:p>0,074</text:p>
          </table:table-cell>
          <table:table-cell table:formula="of:=[.B4]/2" office:value-type="float" office:value="8.34">
            <text:p>8,3</text:p>
          </table:table-cell>
          <table:table-cell table:formula="of:=[.C4]/2" office:value-type="float" office:value="7.47">
            <text:p>7,5</text:p>
          </table:table-cell>
          <table:table-cell table:formula="of:=[.D4]/2" office:value-type="float" office:value="0.907">
            <text:p>0,9</text:p>
          </table:table-cell>
        </table:table-row>
        <table:table-row table:style-name="ro2">
          <table:table-cell table:style-name="ce4" office:value-type="string" table:number-columns-spanned="1" table:number-rows-spanned="3">
            <text:p><text:span text:style-name="T2">Катушка 2</text:span></text:p>
            <text:p><text:span text:style-name="T2">(2400 витков)</text:span></text:p>
          </table:table-cell>
          <table:table-cell table:style-name="ce14" office:value-type="float" office:value="5.96">
            <text:p>5,96</text:p>
          </table:table-cell>
          <table:table-cell table:style-name="ce18" office:value-type="float" office:value="4.34">
            <text:p>4,34</text:p>
          </table:table-cell>
          <table:table-cell table:style-name="ce18" office:value-type="float" office:value="1.81">
            <text:p>1,81</text:p>
          </table:table-cell>
          <table:table-cell table:style-name="ce19" table:formula="of:=0.39*25" office:value-type="float" office:value="9.75">
            <text:p>9,75</text:p>
          </table:table-cell>
          <table:table-cell table:formula="of:=1000*[.C5]/[.E5]" office:value-type="float" office:value="445.128205128205">
            <text:p>445</text:p>
          </table:table-cell>
          <table:table-cell table:formula="of:=1000*[.D5]/[.E5]" office:value-type="float" office:value="185.641025641026">
            <text:p>186</text:p>
          </table:table-cell>
          <table:table-cell table:formula="of:=1000*([.B5]^2-([.C5]^2+[.D5]^2))/(2*[.C5]*[.E5])" office:value-type="float" office:value="158.453267162945">
            <text:p>158</text:p>
          </table:table-cell>
          <table:table-cell table:formula="of:=1000*[.G5]/[.$L$1]" office:value-type="float" office:value="590.91373742837">
            <text:p>591</text:p>
          </table:table-cell>
          <table:table-cell table:formula="of:=ACOS([.H5]/[.G5])*180/PI()" office:value-type="float" office:value="31.400461037135">
            <text:p>31</text:p>
          </table:table-cell>
          <table:table-cell table:number-columns-repeated="2"/>
          <table:table-cell table:formula="of:=[.C5]+[.D5]-[.B5]" office:value-type="float" office:value="0.19">
            <text:p>0,19</text:p>
          </table:table-cell>
          <table:table-cell table:formula="of:=[.B5]/1" office:value-type="float" office:value="5.96">
            <text:p>6,0</text:p>
          </table:table-cell>
          <table:table-cell table:formula="of:=[.C5]/1" office:value-type="float" office:value="4.34">
            <text:p>4,3</text:p>
          </table:table-cell>
          <table:table-cell table:formula="of:=[.D5]/1" office:value-type="float" office:value="1.81">
            <text:p>1,8</text:p>
          </table:table-cell>
        </table:table-row>
        <table:table-row table:style-name="ro2">
          <table:covered-table-cell/>
          <table:table-cell office:value-type="float" office:value="7.67">
            <text:p>7,67</text:p>
          </table:table-cell>
          <table:table-cell office:value-type="float" office:value="5.64">
            <text:p>5,64</text:p>
          </table:table-cell>
          <table:table-cell office:value-type="float" office:value="2.46">
            <text:p>2,46</text:p>
          </table:table-cell>
          <table:table-cell table:formula="of:=0.52*25" office:value-type="float" office:value="13">
            <text:p>13</text:p>
          </table:table-cell>
          <table:table-cell table:formula="of:=1000*[.C6]/[.E6]" office:value-type="float" office:value="433.846153846154">
            <text:p>434</text:p>
          </table:table-cell>
          <table:table-cell table:formula="of:=1000*[.D6]/[.E6]" office:value-type="float" office:value="189.230769230769">
            <text:p>189</text:p>
          </table:table-cell>
          <table:table-cell table:formula="of:=1000*([.B6]^2-([.C6]^2+[.D6]^2))/(2*[.C6]*[.E6])" office:value-type="float" office:value="142.987588652482">
            <text:p>143</text:p>
          </table:table-cell>
          <table:table-cell table:formula="of:=1000*[.G6]/[.$L$1]" office:value-type="float" office:value="602.340246163173">
            <text:p>602</text:p>
          </table:table-cell>
          <table:table-cell table:formula="of:=ACOS([.H6]/[.G6])*180/PI()" office:value-type="float" office:value="40.9199481258241">
            <text:p>41</text:p>
          </table:table-cell>
          <table:table-cell table:number-columns-repeated="2"/>
          <table:table-cell table:formula="of:=[.C6]+[.D6]-[.B6]" office:value-type="float" office:value="0.43">
            <text:p>0,43</text:p>
          </table:table-cell>
          <table:table-cell table:formula="of:=[.B6]/1" office:value-type="float" office:value="7.67">
            <text:p>7,7</text:p>
          </table:table-cell>
          <table:table-cell table:formula="of:=[.C6]/1" office:value-type="float" office:value="5.64">
            <text:p>5,6</text:p>
          </table:table-cell>
          <table:table-cell table:formula="of:=[.D6]/1" office:value-type="float" office:value="2.46">
            <text:p>2,5</text:p>
          </table:table-cell>
        </table:table-row>
        <table:table-row table:style-name="ro2">
          <table:covered-table-cell table:style-name="ce5"/>
          <table:table-cell table:style-name="ce5" office:value-type="float" office:value="10.27">
            <text:p>10,27</text:p>
          </table:table-cell>
          <table:table-cell table:style-name="ce17" office:value-type="float" office:value="7.48">
            <text:p>7,48</text:p>
          </table:table-cell>
          <table:table-cell table:style-name="ce17" office:value-type="float" office:value="3.28">
            <text:p>3,28</text:p>
          </table:table-cell>
          <table:table-cell table:style-name="ce21" table:formula="of:=0.67*25" office:value-type="float" office:value="16.75">
            <text:p>16,75</text:p>
          </table:table-cell>
          <table:table-cell table:formula="of:=1000*[.C7]/[.E7]" office:value-type="float" office:value="446.567164179105">
            <text:p>447</text:p>
          </table:table-cell>
          <table:table-cell table:formula="of:=1000*[.D7]/[.E7]" office:value-type="float" office:value="195.820895522388">
            <text:p>196</text:p>
          </table:table-cell>
          <table:table-cell table:formula="of:=1000*([.B7]^2-([.C7]^2+[.D7]^2))/(2*[.C7]*[.E7])" office:value-type="float" office:value="154.697501795834">
            <text:p>155</text:p>
          </table:table-cell>
          <table:table-cell table:formula="of:=1000*[.G7]/[.$L$1]" office:value-type="float" office:value="623.317269661393">
            <text:p>623</text:p>
          </table:table-cell>
          <table:table-cell table:formula="of:=ACOS([.H7]/[.G7])*180/PI()" office:value-type="float" office:value="37.8149684374854">
            <text:p>38</text:p>
          </table:table-cell>
          <table:table-cell table:number-columns-repeated="2"/>
          <table:table-cell table:formula="of:=[.C7]+[.D7]-[.B7]" office:value-type="float" office:value="0.490000000000002">
            <text:p>0,49</text:p>
          </table:table-cell>
          <table:table-cell table:formula="of:=[.B7]/2" office:value-type="float" office:value="5.135">
            <text:p>5,1</text:p>
          </table:table-cell>
          <table:table-cell table:formula="of:=[.C7]/2" office:value-type="float" office:value="3.74">
            <text:p>3,7</text:p>
          </table:table-cell>
          <table:table-cell table:formula="of:=[.D7]/2" office:value-type="float" office:value="1.64">
            <text:p>1,6</text:p>
          </table:table-cell>
        </table:table-row>
        <table:table-row table:style-name="ro2">
          <table:table-cell table:style-name="ce2" office:value-type="string" table:number-columns-spanned="1" table:number-rows-spanned="3">
            <text:p><text:span text:style-name="T2">Катушка 3</text:span></text:p>
            <text:p><text:span text:style-name="T2">(3600 витков)</text:span></text:p>
          </table:table-cell>
          <table:table-cell office:value-type="float" office:value="10.29">
            <text:p>10,29</text:p>
          </table:table-cell>
          <table:table-cell office:value-type="float" office:value="5.98">
            <text:p>5,98</text:p>
          </table:table-cell>
          <table:table-cell office:value-type="float" office:value="5.96">
            <text:p>5,96</text:p>
          </table:table-cell>
          <table:table-cell table:formula="of:=0.55*25" office:value-type="float" office:value="13.75">
            <text:p>13,75</text:p>
          </table:table-cell>
          <table:table-cell table:formula="of:=1000*[.C8]/[.E8]" office:value-type="float" office:value="434.909090909091">
            <text:p>435</text:p>
          </table:table-cell>
          <table:table-cell table:formula="of:=1000*[.D8]/[.E8]" office:value-type="float" office:value="433.454545454545">
            <text:p>433</text:p>
          </table:table-cell>
          <table:table-cell table:formula="of:=1000*([.B8]^2-([.C8]^2+[.D8]^2))/(2*[.C8]*[.E8])" office:value-type="float" office:value="210.411067193676">
            <text:p>210</text:p>
          </table:table-cell>
          <table:table-cell table:formula="of:=1000*[.G8]/[.$L$1]" office:value-type="float" office:value="1379.72867029483">
            <text:p>1380</text:p>
          </table:table-cell>
          <table:table-cell table:formula="of:=ACOS([.H8]/[.G8])*180/PI()" office:value-type="float" office:value="60.9594681642831">
            <text:p>61</text:p>
          </table:table-cell>
          <table:table-cell table:number-columns-repeated="2"/>
          <table:table-cell table:formula="of:=[.C8]+[.D8]-[.B8]" office:value-type="float" office:value="1.65">
            <text:p>1,65</text:p>
          </table:table-cell>
          <table:table-cell table:formula="of:=[.B8]/2" office:value-type="float" office:value="5.145">
            <text:p>5,1</text:p>
          </table:table-cell>
          <table:table-cell table:formula="of:=[.C8]/2" office:value-type="float" office:value="2.99">
            <text:p>3,0</text:p>
          </table:table-cell>
          <table:table-cell table:formula="of:=[.D8]/2" office:value-type="float" office:value="2.98">
            <text:p>3,0</text:p>
          </table:table-cell>
        </table:table-row>
        <table:table-row table:style-name="ro2">
          <table:covered-table-cell/>
          <table:table-cell office:value-type="float" office:value="13.2">
            <text:p>13,2</text:p>
          </table:table-cell>
          <table:table-cell office:value-type="float" office:value="6.65">
            <text:p>6,65</text:p>
          </table:table-cell>
          <table:table-cell office:value-type="float" office:value="7.77">
            <text:p>7,77</text:p>
          </table:table-cell>
          <table:table-cell table:formula="of:=0.65*25" office:value-type="float" office:value="16.25">
            <text:p>16,25</text:p>
          </table:table-cell>
          <table:table-cell table:formula="of:=1000*[.C9]/[.E9]" office:value-type="float" office:value="409.230769230769">
            <text:p>409</text:p>
          </table:table-cell>
          <table:table-cell table:formula="of:=1000*[.D9]/[.E9]" office:value-type="float" office:value="478.153846153846">
            <text:p>478</text:p>
          </table:table-cell>
          <table:table-cell table:formula="of:=1000*([.B9]^2-([.C9]^2+[.D9]^2))/(2*[.C9]*[.E9])" office:value-type="float" office:value="322.242220936958">
            <text:p>322</text:p>
          </table:table-cell>
          <table:table-cell table:formula="of:=1000*[.G9]/[.$L$1]" office:value-type="float" office:value="1522.01096347573">
            <text:p>1522</text:p>
          </table:table-cell>
          <table:table-cell table:formula="of:=ACOS([.H9]/[.G9])*180/PI()" office:value-type="float" office:value="47.6288865129343">
            <text:p>48</text:p>
          </table:table-cell>
          <table:table-cell table:number-columns-repeated="2"/>
          <table:table-cell table:formula="of:=[.C9]+[.D9]-[.B9]" office:value-type="float" office:value="1.22">
            <text:p>1,22</text:p>
          </table:table-cell>
          <table:table-cell table:formula="of:=[.B9]/2" office:value-type="float" office:value="6.6">
            <text:p>6,6</text:p>
          </table:table-cell>
          <table:table-cell table:formula="of:=[.C9]/2" office:value-type="float" office:value="3.325">
            <text:p>3,3</text:p>
          </table:table-cell>
          <table:table-cell table:formula="of:=[.D9]/2" office:value-type="float" office:value="3.885">
            <text:p>3,9</text:p>
          </table:table-cell>
        </table:table-row>
        <table:table-row table:style-name="ro2">
          <table:covered-table-cell/>
          <table:table-cell office:value-type="float" office:value="15.16">
            <text:p>15,16</text:p>
          </table:table-cell>
          <table:table-cell office:value-type="float" office:value="8.67">
            <text:p>8,67</text:p>
          </table:table-cell>
          <table:table-cell office:value-type="float" office:value="8.9">
            <text:p>8,9</text:p>
          </table:table-cell>
          <table:table-cell table:formula="of:=0.8*25" office:value-type="float" office:value="20">
            <text:p>20</text:p>
          </table:table-cell>
          <table:table-cell table:formula="of:=1000*[.C10]/[.E10]" office:value-type="float" office:value="433.5">
            <text:p>434</text:p>
          </table:table-cell>
          <table:table-cell table:formula="of:=1000*[.D10]/[.E10]" office:value-type="float" office:value="445">
            <text:p>445</text:p>
          </table:table-cell>
          <table:table-cell table:formula="of:=1000*([.B10]^2-([.C10]^2+[.D10]^2))/(2*[.C10]*[.E10])" office:value-type="float" office:value="217.551038062284">
            <text:p>218</text:p>
          </table:table-cell>
          <table:table-cell table:formula="of:=1000*[.G10]/[.$L$1]" office:value-type="float" office:value="1416.47899351787">
            <text:p>1416</text:p>
          </table:table-cell>
          <table:table-cell table:formula="of:=ACOS([.H10]/[.G10])*180/PI()" office:value-type="float" office:value="60.7330891630462">
            <text:p>61</text:p>
          </table:table-cell>
          <table:table-cell table:number-columns-repeated="2"/>
          <table:table-cell table:formula="of:=[.C10]+[.D10]-[.B10]" office:value-type="float" office:value="2.41">
            <text:p>2,41</text:p>
          </table:table-cell>
          <table:table-cell table:formula="of:=[.B10]/2" office:value-type="float" office:value="7.58">
            <text:p>7,6</text:p>
          </table:table-cell>
          <table:table-cell table:formula="of:=[.C10]/2" office:value-type="float" office:value="4.335">
            <text:p>4,3</text:p>
          </table:table-cell>
          <table:table-cell table:formula="of:=[.D10]/2" office:value-type="float" office:value="4.45">
            <text:p>4,5</text:p>
          </table:table-cell>
        </table:table-row>
        <table:table-row table:style-name="ro2">
          <table:table-cell table:style-name="ce4" office:value-type="string" table:number-columns-spanned="1" table:number-rows-spanned="3">
            <text:p><text:span text:style-name="T2">Катушка 1</text:span></text:p>
            <text:p><text:span text:style-name="T2">с сердечником</text:span></text:p>
          </table:table-cell>
          <table:table-cell table:style-name="ce14" office:value-type="float" office:value="11.54">
            <text:p>11,54</text:p>
          </table:table-cell>
          <table:table-cell table:style-name="ce18" office:value-type="float" office:value="10.24">
            <text:p>10,24</text:p>
          </table:table-cell>
          <table:table-cell table:style-name="ce18" office:value-type="float" office:value="1.82">
            <text:p>1,82</text:p>
          </table:table-cell>
          <table:table-cell table:style-name="ce19" table:formula="of:=0.46*50" office:value-type="float" office:value="23">
            <text:p>23</text:p>
          </table:table-cell>
          <table:table-cell table:formula="of:=1000*[.C11]/[.E11]" office:value-type="float" office:value="445.217391304348">
            <text:p>445</text:p>
          </table:table-cell>
          <table:table-cell table:formula="of:=1000*[.D11]/[.E11]" office:value-type="float" office:value="79.1304347826087">
            <text:p>79</text:p>
          </table:table-cell>
          <table:table-cell table:formula="of:=1000*([.B11]^2-([.C11]^2+[.D11]^2))/(2*[.C11]*[.E11])" office:value-type="float" office:value="53.0774456521739">
            <text:p>53</text:p>
          </table:table-cell>
          <table:table-cell table:formula="of:=1000*[.G11]/[.$L$1]" office:value-type="float" office:value="251.87999689326">
            <text:p>252</text:p>
          </table:table-cell>
          <table:table-cell table:formula="of:=ACOS([.H11]/[.G11])*180/PI()" office:value-type="float" office:value="47.8743336750239">
            <text:p>48</text:p>
          </table:table-cell>
          <table:table-cell table:number-columns-repeated="2"/>
          <table:table-cell table:formula="of:=[.C11]+[.D11]-[.B11]" office:value-type="float" office:value="0.520000000000001">
            <text:p>0,52</text:p>
          </table:table-cell>
          <table:table-cell table:formula="of:=[.B11]/1.5" office:value-type="float" office:value="7.69333333333333">
            <text:p>7,7</text:p>
          </table:table-cell>
          <table:table-cell table:formula="of:=[.C11]/1.5" office:value-type="float" office:value="6.82666666666667">
            <text:p>6,8</text:p>
          </table:table-cell>
          <table:table-cell table:formula="of:=[.D11]/1.5" office:value-type="float" office:value="1.21333333333333">
            <text:p>1,2</text:p>
          </table:table-cell>
        </table:table-row>
        <table:table-row table:style-name="ro2">
          <table:covered-table-cell/>
          <table:table-cell office:value-type="float" office:value="15.7">
            <text:p>15,7</text:p>
          </table:table-cell>
          <table:table-cell office:value-type="float" office:value="14.38">
            <text:p>14,38</text:p>
          </table:table-cell>
          <table:table-cell office:value-type="float" office:value="2.58">
            <text:p>2,58</text:p>
          </table:table-cell>
          <table:table-cell table:formula="of:=0.65*50" office:value-type="float" office:value="32.5">
            <text:p>32,5</text:p>
          </table:table-cell>
          <table:table-cell table:formula="of:=1000*[.C12]/[.E12]" office:value-type="float" office:value="442.461538461538">
            <text:p>442</text:p>
          </table:table-cell>
          <table:table-cell table:formula="of:=1000*[.D12]/[.E12]" office:value-type="float" office:value="79.3846153846154">
            <text:p>79</text:p>
          </table:table-cell>
          <table:table-cell table:formula="of:=1000*([.B12]^2-([.C12]^2+[.D12]^2))/(2*[.C12]*[.E12])" office:value-type="float" office:value="35.3580828073178">
            <text:p>35</text:p>
          </table:table-cell>
          <table:table-cell table:formula="of:=1000*[.G12]/[.$L$1]" office:value-type="float" office:value="252.689078878209">
            <text:p>253</text:p>
          </table:table-cell>
          <table:table-cell table:formula="of:=ACOS([.H12]/[.G12])*180/PI()" office:value-type="float" office:value="63.5509253468238">
            <text:p>64</text:p>
          </table:table-cell>
          <table:table-cell table:number-columns-repeated="2"/>
          <table:table-cell table:formula="of:=[.C12]+[.D12]-[.B12]" office:value-type="float" office:value="1.26">
            <text:p>1,26</text:p>
          </table:table-cell>
          <table:table-cell table:formula="of:=[.B12]/2" office:value-type="float" office:value="7.85">
            <text:p>7,9</text:p>
          </table:table-cell>
          <table:table-cell table:formula="of:=[.C12]/2" office:value-type="float" office:value="7.19">
            <text:p>7,2</text:p>
          </table:table-cell>
          <table:table-cell table:formula="of:=[.D12]/2" office:value-type="float" office:value="1.29">
            <text:p>1,3</text:p>
          </table:table-cell>
        </table:table-row>
        <table:table-row table:style-name="ro2">
          <table:covered-table-cell table:style-name="ce5"/>
          <table:table-cell table:style-name="ce5" office:value-type="float" office:value="21.3">
            <text:p>21,3</text:p>
          </table:table-cell>
          <table:table-cell table:style-name="ce17" office:value-type="float" office:value="19">
            <text:p>19</text:p>
          </table:table-cell>
          <table:table-cell table:style-name="ce17" office:value-type="float" office:value="3.57">
            <text:p>3,57</text:p>
          </table:table-cell>
          <table:table-cell table:style-name="ce21" office:value-type="float" office:value="45">
            <text:p>45</text:p>
          </table:table-cell>
          <table:table-cell table:formula="of:=1000*[.C13]/[.E13]" office:value-type="float" office:value="422.222222222222">
            <text:p>422</text:p>
          </table:table-cell>
          <table:table-cell table:formula="of:=1000*[.D13]/[.E13]" office:value-type="float" office:value="79.3333333333333">
            <text:p>79</text:p>
          </table:table-cell>
          <table:table-cell table:formula="of:=1000*([.B13]^2-([.C13]^2+[.D13]^2))/(2*[.C13]*[.E13])" office:value-type="float" office:value="46.7515204678363">
            <text:p>47</text:p>
          </table:table-cell>
          <table:table-cell table:formula="of:=1000*[.G13]/[.$L$1]" office:value-type="float" office:value="252.525843039141">
            <text:p>253</text:p>
          </table:table-cell>
          <table:table-cell table:formula="of:=ACOS([.H13]/[.G13])*180/PI()" office:value-type="float" office:value="53.8923041296459">
            <text:p>54</text:p>
          </table:table-cell>
          <table:table-cell table:number-columns-repeated="2"/>
          <table:table-cell table:formula="of:=[.C13]+[.D13]-[.B13]" office:value-type="float" office:value="1.27">
            <text:p>1,27</text:p>
          </table:table-cell>
          <table:table-cell table:formula="of:=[.B13]/2.5" office:value-type="float" office:value="8.52">
            <text:p>8,5</text:p>
          </table:table-cell>
          <table:table-cell table:formula="of:=[.C13]/2.5" office:value-type="float" office:value="7.6">
            <text:p>7,6</text:p>
          </table:table-cell>
          <table:table-cell table:formula="of:=[.D13]/2.5" office:value-type="float" office:value="1.428">
            <text:p>1,4</text:p>
          </table:table-cell>
        </table:table-row>
        <table:table-row table:style-name="ro2">
          <table:table-cell table:style-name="ce2" office:value-type="string" table:number-columns-spanned="1" table:number-rows-spanned="3">
            <text:p><text:span text:style-name="T2">Катушка 2</text:span></text:p>
            <text:p><text:span text:style-name="T2">с сердечником</text:span></text:p>
          </table:table-cell>
          <table:table-cell office:value-type="float" office:value="8.19">
            <text:p>8,19</text:p>
          </table:table-cell>
          <table:table-cell office:value-type="float" office:value="6.33">
            <text:p>6,33</text:p>
          </table:table-cell>
          <table:table-cell office:value-type="float" office:value="4.12">
            <text:p>4,12</text:p>
          </table:table-cell>
          <table:table-cell table:formula="of:=0.51*25" office:value-type="float" office:value="12.75">
            <text:p>12,75</text:p>
          </table:table-cell>
          <table:table-cell table:formula="of:=1000*[.C14]/[.E14]" office:value-type="float" office:value="496.470588235294">
            <text:p>496</text:p>
          </table:table-cell>
          <table:table-cell table:formula="of:=1000*[.D14]/[.E14]" office:value-type="float" office:value="323.137254901961">
            <text:p>323</text:p>
          </table:table-cell>
          <table:table-cell table:formula="of:=1000*([.B14]^2-([.C14]^2+[.D14]^2))/(2*[.C14]*[.E14])" office:value-type="float" office:value="62.1553139423226">
            <text:p>62</text:p>
          </table:table-cell>
          <table:table-cell table:formula="of:=1000*[.G14]/[.$L$1]" office:value-type="float" office:value="1028.57782829586">
            <text:p>1029</text:p>
          </table:table-cell>
          <table:table-cell table:formula="of:=ACOS([.H14]/[.G14])*180/PI()" office:value-type="float" office:value="78.9100653808052">
            <text:p>79</text:p>
          </table:table-cell>
          <table:table-cell table:number-columns-repeated="2"/>
          <table:table-cell table:formula="of:=[.C14]+[.D14]-[.B14]" office:value-type="float" office:value="2.26">
            <text:p>2,26</text:p>
          </table:table-cell>
          <table:table-cell table:formula="of:=[.B14]/1.5" office:value-type="float" office:value="5.46">
            <text:p>5,5</text:p>
          </table:table-cell>
          <table:table-cell table:formula="of:=[.C14]/1.5" office:value-type="float" office:value="4.22">
            <text:p>4,2</text:p>
          </table:table-cell>
          <table:table-cell table:formula="of:=[.D14]/1.5" office:value-type="float" office:value="2.74666666666667">
            <text:p>2,7</text:p>
          </table:table-cell>
        </table:table-row>
        <table:table-row table:style-name="ro2">
          <table:covered-table-cell/>
          <table:table-cell office:value-type="float" office:value="11.17">
            <text:p>11,17</text:p>
          </table:table-cell>
          <table:table-cell office:value-type="float" office:value="7.54">
            <text:p>7,54</text:p>
          </table:table-cell>
          <table:table-cell office:value-type="float" office:value="4.9">
            <text:p>4,9</text:p>
          </table:table-cell>
          <table:table-cell table:formula="of:=0.69*25" office:value-type="float" office:value="17.25">
            <text:p>17,25</text:p>
          </table:table-cell>
          <table:table-cell table:formula="of:=1000*[.C15]/[.E15]" office:value-type="float" office:value="437.101449275362">
            <text:p>437</text:p>
          </table:table-cell>
          <table:table-cell table:formula="of:=1000*[.D15]/[.E15]" office:value-type="float" office:value="284.057971014493">
            <text:p>284</text:p>
          </table:table-cell>
          <table:table-cell table:formula="of:=1000*([.B15]^2-([.C15]^2+[.D15]^2))/(2*[.C15]*[.E15])" office:value-type="float" office:value="168.789835851305">
            <text:p>169</text:p>
          </table:table-cell>
          <table:table-cell table:formula="of:=1000*[.G15]/[.$L$1]" office:value-type="float" office:value="904.184604232217">
            <text:p>904</text:p>
          </table:table-cell>
          <table:table-cell table:formula="of:=ACOS([.H15]/[.G15])*180/PI()" office:value-type="float" office:value="53.5437277124539">
            <text:p>54</text:p>
          </table:table-cell>
          <table:table-cell table:number-columns-repeated="2"/>
          <table:table-cell table:formula="of:=[.C15]+[.D15]-[.B15]" office:value-type="float" office:value="1.27">
            <text:p>1,27</text:p>
          </table:table-cell>
          <table:table-cell table:formula="of:=[.B15]/1.5" office:value-type="float" office:value="7.44666666666667">
            <text:p>7,4</text:p>
          </table:table-cell>
          <table:table-cell table:formula="of:=[.C15]/1.5" office:value-type="float" office:value="5.02666666666667">
            <text:p>5,0</text:p>
          </table:table-cell>
          <table:table-cell table:formula="of:=[.D15]/1.5" office:value-type="float" office:value="3.26666666666667">
            <text:p>3,3</text:p>
          </table:table-cell>
        </table:table-row>
        <table:table-row table:style-name="ro2">
          <table:covered-table-cell/>
          <table:table-cell office:value-type="float" office:value="14.71">
            <text:p>14,71</text:p>
          </table:table-cell>
          <table:table-cell office:value-type="float" office:value="10.14">
            <text:p>10,14</text:p>
          </table:table-cell>
          <table:table-cell office:value-type="float" office:value="7.19">
            <text:p>7,19</text:p>
          </table:table-cell>
          <table:table-cell table:formula="of:=0.51*50" office:value-type="float" office:value="25.5">
            <text:p>25,5</text:p>
          </table:table-cell>
          <table:table-cell table:formula="of:=1000*[.C16]/[.E16]" office:value-type="float" office:value="397.647058823529">
            <text:p>398</text:p>
          </table:table-cell>
          <table:table-cell table:formula="of:=1000*[.D16]/[.E16]" office:value-type="float" office:value="281.960784313725">
            <text:p>282</text:p>
          </table:table-cell>
          <table:table-cell table:formula="of:=1000*([.B16]^2-([.C16]^2+[.D16]^2))/(2*[.C16]*[.E16])" office:value-type="float" office:value="119.635688594965">
            <text:p>120</text:p>
          </table:table-cell>
          <table:table-cell table:formula="of:=1000*[.G16]/[.$L$1]" office:value-type="float" office:value="897.509051631943">
            <text:p>898</text:p>
          </table:table-cell>
          <table:table-cell table:formula="of:=ACOS([.H16]/[.G16])*180/PI()" office:value-type="float" office:value="64.8936973434877">
            <text:p>65</text:p>
          </table:table-cell>
          <table:table-cell table:number-columns-repeated="2"/>
          <table:table-cell table:formula="of:=[.C16]+[.D16]-[.B16]" office:value-type="float" office:value="2.62">
            <text:p>2,62</text:p>
          </table:table-cell>
          <table:table-cell table:formula="of:=[.B16]/2" office:value-type="float" office:value="7.355">
            <text:p>7,4</text:p>
          </table:table-cell>
          <table:table-cell table:formula="of:=[.C16]/2" office:value-type="float" office:value="5.07">
            <text:p>5,1</text:p>
          </table:table-cell>
          <table:table-cell table:formula="of:=[.D16]/2" office:value-type="float" office:value="3.595">
            <text:p>3,6</text:p>
          </table:table-cell>
        </table:table-row>
        <table:table-row table:style-name="ro2">
          <table:table-cell table:style-name="ce4" office:value-type="string" table:number-columns-spanned="1" table:number-rows-spanned="3">
            <text:p><text:span text:style-name="T2">Катушка 3</text:span></text:p>
            <text:p><text:span text:style-name="T2">с сердечником</text:span></text:p>
          </table:table-cell>
          <table:table-cell table:style-name="ce14" office:value-type="float" office:value="6.85">
            <text:p>6,85</text:p>
          </table:table-cell>
          <table:table-cell table:style-name="ce18" office:value-type="float" office:value="3.39">
            <text:p>3,39</text:p>
          </table:table-cell>
          <table:table-cell table:style-name="ce18" office:value-type="float" office:value="5.09">
            <text:p>5,09</text:p>
          </table:table-cell>
          <table:table-cell table:style-name="ce19" table:formula="of:=0.31*25" office:value-type="float" office:value="7.75">
            <text:p>7,75</text:p>
          </table:table-cell>
          <table:table-cell table:formula="of:=1000*[.C17]/[.E17]" office:value-type="float" office:value="437.41935483871">
            <text:p>437</text:p>
          </table:table-cell>
          <table:table-cell table:formula="of:=1000*[.D17]/[.E17]" office:value-type="float" office:value="656.774193548387">
            <text:p>657</text:p>
          </table:table-cell>
          <table:table-cell table:formula="of:=1000*([.B17]^2-([.C17]^2+[.D17]^2))/(2*[.C17]*[.E17])" office:value-type="float" office:value="181.221809877248">
            <text:p>181</text:p>
          </table:table-cell>
          <table:table-cell table:formula="of:=1000*[.G17]/[.$L$1]" office:value-type="float" office:value="2090.57718796838">
            <text:p>2091</text:p>
          </table:table-cell>
          <table:table-cell table:formula="of:=ACOS([.H17]/[.G17])*180/PI()" office:value-type="float" office:value="73.9827280934902">
            <text:p>74</text:p>
          </table:table-cell>
          <table:table-cell table:number-columns-repeated="2"/>
          <table:table-cell table:formula="of:=[.C17]+[.D17]-[.B17]" office:value-type="float" office:value="1.63">
            <text:p>1,63</text:p>
          </table:table-cell>
          <table:table-cell table:formula="of:=[.B17]/1" office:value-type="float" office:value="6.85">
            <text:p>6,9</text:p>
          </table:table-cell>
          <table:table-cell table:formula="of:=[.C17]/1" office:value-type="float" office:value="3.39">
            <text:p>3,4</text:p>
          </table:table-cell>
          <table:table-cell table:formula="of:=[.D17]/1" office:value-type="float" office:value="5.09">
            <text:p>5,1</text:p>
          </table:table-cell>
        </table:table-row>
        <table:table-row table:style-name="ro2">
          <table:covered-table-cell table:style-name="ce6"/>
          <table:table-cell office:value-type="float" office:value="9.33">
            <text:p>9,33</text:p>
          </table:table-cell>
          <table:table-cell office:value-type="float" office:value="4.62">
            <text:p>4,62</text:p>
          </table:table-cell>
          <table:table-cell office:value-type="float" office:value="6.83">
            <text:p>6,83</text:p>
          </table:table-cell>
          <table:table-cell table:formula="of:=0.42*25" office:value-type="float" office:value="10.5">
            <text:p>10,5</text:p>
          </table:table-cell>
          <table:table-cell table:formula="of:=1000*[.C18]/[.E18]" office:value-type="float" office:value="440">
            <text:p>440</text:p>
          </table:table-cell>
          <table:table-cell table:formula="of:=1000*[.D18]/[.E18]" office:value-type="float" office:value="650.476190476191">
            <text:p>650</text:p>
          </table:table-cell>
          <table:table-cell table:formula="of:=1000*([.B18]^2-([.C18]^2+[.D18]^2))/(2*[.C18]*[.E18])" office:value-type="float" office:value="196.408987837559">
            <text:p>196</text:p>
          </table:table-cell>
          <table:table-cell table:formula="of:=1000*[.G18]/[.$L$1]" office:value-type="float" office:value="2070.53002155742">
            <text:p>2071</text:p>
          </table:table-cell>
          <table:table-cell table:formula="of:=ACOS([.H18]/[.G18])*180/PI()" office:value-type="float" office:value="72.4254499586219">
            <text:p>72</text:p>
          </table:table-cell>
          <table:table-cell table:number-columns-repeated="2"/>
          <table:table-cell table:formula="of:=[.C18]+[.D18]-[.B18]" office:value-type="float" office:value="2.12">
            <text:p>2,12</text:p>
          </table:table-cell>
          <table:table-cell table:formula="of:=[.B18]/1.5" office:value-type="float" office:value="6.22">
            <text:p>6,2</text:p>
          </table:table-cell>
          <table:table-cell table:formula="of:=[.C18]/1.5" office:value-type="float" office:value="3.08">
            <text:p>3,1</text:p>
          </table:table-cell>
          <table:table-cell table:formula="of:=[.D18]/1.5" office:value-type="float" office:value="4.55333333333333">
            <text:p>4,6</text:p>
          </table:table-cell>
        </table:table-row>
        <table:table-row table:style-name="ro2">
          <table:covered-table-cell table:style-name="ce7"/>
          <table:table-cell table:style-name="ce5" office:value-type="float" office:value="14">
            <text:p>14</text:p>
          </table:table-cell>
          <table:table-cell table:style-name="ce17" office:value-type="float" office:value="7.03">
            <text:p>7,03</text:p>
          </table:table-cell>
          <table:table-cell table:style-name="ce17" office:value-type="float" office:value="10.57">
            <text:p>10,57</text:p>
          </table:table-cell>
          <table:table-cell table:style-name="ce21" table:formula="of:=0.65*25" office:value-type="float" office:value="16.25">
            <text:p>16,25</text:p>
          </table:table-cell>
          <table:table-cell table:formula="of:=1000*[.C19]/[.E19]" office:value-type="float" office:value="432.615384615385">
            <text:p>433</text:p>
          </table:table-cell>
          <table:table-cell table:formula="of:=1000*[.D19]/[.E19]" office:value-type="float" office:value="650.461538461538">
            <text:p>650</text:p>
          </table:table-cell>
          <table:table-cell table:formula="of:=1000*([.B19]^2-([.C19]^2+[.D19]^2))/(2*[.C19]*[.E19])" office:value-type="float" office:value="152.551482656746">
            <text:p>153</text:p>
          </table:table-cell>
          <table:table-cell table:formula="of:=1000*[.G19]/[.$L$1]" office:value-type="float" office:value="2070.48338274626">
            <text:p>2070</text:p>
          </table:table-cell>
          <table:table-cell table:formula="of:=ACOS([.H19]/[.G19])*180/PI()" office:value-type="float" office:value="76.4361948378663">
            <text:p>76</text:p>
          </table:table-cell>
          <table:table-cell table:number-columns-repeated="2"/>
          <table:table-cell table:formula="of:=[.C19]+[.D19]-[.B19]" office:value-type="float" office:value="3.6">
            <text:p>3,6</text:p>
          </table:table-cell>
          <table:table-cell table:formula="of:=[.B19]/2" office:value-type="float" office:value="7">
            <text:p>7,0</text:p>
          </table:table-cell>
          <table:table-cell table:formula="of:=[.C19]/2" office:value-type="float" office:value="3.515">
            <text:p>3,5</text:p>
          </table:table-cell>
          <table:table-cell table:formula="of:=[.D19]/2" office:value-type="float" office:value="5.285">
            <text:p>5,3</text:p>
          </table:table-cell>
        </table:table-row>
        <table:table-row table:style-name="ro3">
          <table:table-cell table:style-name="Default" table:number-columns-repeated="10"/>
          <table:table-cell table:number-columns-repeated="2"/>
          <table:table-cell table:style-name="Default" table:number-columns-repeated="4"/>
        </table:table-row>
        <table:table-row table:style-name="ro4">
          <table:table-cell table:style-name="ce8"/>
          <table:table-cell table:style-name="ce15" office:value-type="string">
            <text:p>U, B</text:p>
          </table:table-cell>
          <table:table-cell table:style-name="ce13" office:value-type="string">
            <text:p>U<text:span text:style-name="T3">R</text:span>, B</text:p>
          </table:table-cell>
          <table:table-cell table:style-name="ce13" office:value-type="string">
            <text:p>U<text:span text:style-name="T3">С</text:span>,B</text:p>
          </table:table-cell>
          <table:table-cell table:style-name="ce13" office:value-type="string">
            <text:p>I, мA</text:p>
          </table:table-cell>
          <table:table-cell table:style-name="ce13" office:value-type="string">
            <text:p>R, Ом</text:p>
          </table:table-cell>
          <table:table-cell table:style-name="ce13" office:value-type="string">
            <text:p>X<text:span text:style-name="T3">С</text:span>, Ом</text:p>
          </table:table-cell>
          <table:table-cell table:style-name="ce24" office:value-type="string">
            <text:p>С, мкФ</text:p>
          </table:table-cell>
          <table:table-cell table:style-name="Default" table:number-columns-repeated="2"/>
          <table:table-cell table:number-columns-repeated="2"/>
          <table:table-cell table:style-name="ce31" office:value-type="string">
            <office:annotation draw:style-name="gr1" draw:text-style-name="P1" svg:width="6.672cm" svg:height="2.571cm" svg:x="22.529cm" svg:y="19.225cm" draw:caption-point-x="-0.61cm" draw:caption-point-y="0.011cm">
              <dc:date>2014-11-28T00:00:00</dc:date>
              <text:p text:style-name="P1"><text:span text:style-name="T1">Проверка на возможность построения векторной диаграммы. Если число отрицательное, из отрезков такой длинны треугольник не составить. Рекомендую повторить измерение при больших значениях U.</text:span></text:p>
            </office:annotation>
            <text:p>Для проверки</text:p>
            <text:p>измерений</text:p>
          </table:table-cell>
          <table:table-cell table:style-name="ce31" office:value-type="string" table:number-columns-spanned="3" table:number-rows-spanned="1">
            <office:annotation draw:style-name="gr2" draw:text-style-name="P1" svg:width="5.671cm" svg:height="1.386cm" svg:x="28.507cm" svg:y="19.225cm" draw:caption-point-x="-0.61cm" draw:caption-point-y="0.011cm">
              <dc:date>2014-11-27T00:00:00</dc:date>
              <text:p text:style-name="P1"><text:span text:style-name="T1">Округление до миллиметров и уменьшение масштаба для слишком больших напряжений</text:span></text:p>
            </office:annotation>
            <text:p>Масштабирование для диаграмм</text:p>
          </table:table-cell>
          <table:covered-table-cell table:number-columns-repeated="2" table:style-name="ce33"/>
        </table:table-row>
        <table:table-row table:style-name="ro2">
          <table:table-cell table:style-name="ce9" office:value-type="string" table:number-columns-spanned="1" table:number-rows-spanned="3">
            <text:p>Конденсатор 1</text:p>
          </table:table-cell>
          <table:table-cell table:style-name="ce16" office:value-type="float" office:value="9.2">
            <text:p>9,2</text:p>
          </table:table-cell>
          <table:table-cell office:value-type="float" office:value="5.55">
            <text:p>5,55</text:p>
          </table:table-cell>
          <table:table-cell office:value-type="float" office:value="6.47">
            <text:p>6,47</text:p>
          </table:table-cell>
          <table:table-cell table:style-name="ce16" table:formula="of:=0.51*25" office:value-type="float" office:value="12.75">
            <text:p>12,75</text:p>
          </table:table-cell>
          <table:table-cell table:formula="of:=1000*[.C22]/[.E22]" office:value-type="float" office:value="435.294117647059">
            <text:p>435</text:p>
          </table:table-cell>
          <table:table-cell table:formula="of:=1000*[.D22]/[.E22]" office:value-type="float" office:value="507.450980392157">
            <text:p>507</text:p>
          </table:table-cell>
          <table:table-cell table:style-name="ce25" table:formula="of:=1000000/([.G22]*[.$L$1])" office:value-type="float" office:value="6.27272186838227">
            <text:p>6,27</text:p>
          </table:table-cell>
          <table:table-cell table:style-name="Default" table:number-columns-repeated="2"/>
          <table:table-cell table:number-columns-repeated="2"/>
          <table:table-cell table:formula="of:=[.C22]+[.D22]-[.B22]" office:value-type="float" office:value="2.82">
            <text:p>2,82</text:p>
          </table:table-cell>
          <table:table-cell table:formula="of:=[.B22]/2" office:value-type="float" office:value="4.6">
            <text:p>4,6</text:p>
          </table:table-cell>
          <table:table-cell table:formula="of:=[.C22]/2" office:value-type="float" office:value="2.775">
            <text:p>2,8</text:p>
          </table:table-cell>
          <table:table-cell table:formula="of:=[.D22]/2" office:value-type="float" office:value="3.235">
            <text:p>3,2</text:p>
          </table:table-cell>
        </table:table-row>
        <table:table-row table:style-name="ro2">
          <table:covered-table-cell table:style-name="ce10"/>
          <table:table-cell table:style-name="ce16" office:value-type="float" office:value="11.46">
            <text:p>11,46</text:p>
          </table:table-cell>
          <table:table-cell office:value-type="float" office:value="7.12">
            <text:p>7,12</text:p>
          </table:table-cell>
          <table:table-cell office:value-type="float" office:value="8.07">
            <text:p>8,07</text:p>
          </table:table-cell>
          <table:table-cell table:style-name="ce16" table:formula="of:=0.64*25" office:value-type="float" office:value="16">
            <text:p>16</text:p>
          </table:table-cell>
          <table:table-cell table:formula="of:=1000*[.C23]/[.E23]" office:value-type="float" office:value="445">
            <text:p>445</text:p>
          </table:table-cell>
          <table:table-cell table:formula="of:=1000*[.D23]/[.E23]" office:value-type="float" office:value="504.375">
            <text:p>504</text:p>
          </table:table-cell>
          <table:table-cell table:style-name="ce25" table:formula="of:=1000000/([.G23]*[.$L$1])" office:value-type="float" office:value="6.31097667774554">
            <text:p>6,31</text:p>
          </table:table-cell>
          <table:table-cell table:style-name="Default" table:number-columns-repeated="2"/>
          <table:table-cell table:number-columns-repeated="2"/>
          <table:table-cell table:formula="of:=[.C23]+[.D23]-[.B23]" office:value-type="float" office:value="3.73">
            <text:p>3,73</text:p>
          </table:table-cell>
          <table:table-cell table:formula="of:=[.B23]/2" office:value-type="float" office:value="5.73">
            <text:p>5,7</text:p>
          </table:table-cell>
          <table:table-cell table:formula="of:=[.C23]/2" office:value-type="float" office:value="3.56">
            <text:p>3,6</text:p>
          </table:table-cell>
          <table:table-cell table:formula="of:=[.D23]/2" office:value-type="float" office:value="4.035">
            <text:p>4,0</text:p>
          </table:table-cell>
        </table:table-row>
        <table:table-row table:style-name="ro2">
          <table:covered-table-cell table:style-name="ce10"/>
          <table:table-cell table:style-name="ce16" office:value-type="float" office:value="15.28">
            <text:p>15,28</text:p>
          </table:table-cell>
          <table:table-cell office:value-type="float" office:value="9.67">
            <text:p>9,67</text:p>
          </table:table-cell>
          <table:table-cell office:value-type="float" office:value="11.21">
            <text:p>11,21</text:p>
          </table:table-cell>
          <table:table-cell table:style-name="ce16" table:formula="of:=0.44*50" office:value-type="float" office:value="22">
            <text:p>22</text:p>
          </table:table-cell>
          <table:table-cell table:formula="of:=1000*[.C24]/[.E24]" office:value-type="float" office:value="439.545454545455">
            <text:p>440</text:p>
          </table:table-cell>
          <table:table-cell table:formula="of:=1000*[.D24]/[.E24]" office:value-type="float" office:value="509.545454545455">
            <text:p>510</text:p>
          </table:table-cell>
          <table:table-cell table:style-name="ce25" table:formula="of:=1000000/([.G24]*[.$L$1])" office:value-type="float" office:value="6.24693799825459">
            <text:p>6,25</text:p>
          </table:table-cell>
          <table:table-cell table:style-name="Default" table:number-columns-repeated="2"/>
          <table:table-cell table:number-columns-repeated="2"/>
          <table:table-cell table:formula="of:=[.C24]+[.D24]-[.B24]" office:value-type="float" office:value="5.6">
            <text:p>5,6</text:p>
          </table:table-cell>
          <table:table-cell table:formula="of:=[.B24]/2.5" office:value-type="float" office:value="6.112">
            <text:p>6,1</text:p>
          </table:table-cell>
          <table:table-cell table:formula="of:=[.C24]/2.5" office:value-type="float" office:value="3.868">
            <text:p>3,9</text:p>
          </table:table-cell>
          <table:table-cell table:formula="of:=[.D24]/2.5" office:value-type="float" office:value="4.484">
            <text:p>4,5</text:p>
          </table:table-cell>
        </table:table-row>
        <table:table-row table:style-name="ro2">
          <table:table-cell table:style-name="ce11" office:value-type="string" table:number-columns-spanned="1" table:number-rows-spanned="3">
            <text:p>Конденсатор 2</text:p>
          </table:table-cell>
          <table:table-cell table:style-name="ce16" office:value-type="float" office:value="6.6">
            <text:p>6,6</text:p>
          </table:table-cell>
          <table:table-cell office:value-type="float" office:value="3.9">
            <text:p>3,9</text:p>
          </table:table-cell>
          <table:table-cell office:value-type="float" office:value="5.77">
            <text:p>5,77</text:p>
          </table:table-cell>
          <table:table-cell table:style-name="ce16" table:formula="of:=0.29*25" office:value-type="float" office:value="7.25">
            <text:p>7,25</text:p>
          </table:table-cell>
          <table:table-cell table:formula="of:=1000*[.C25]/[.E25]" office:value-type="float" office:value="537.931034482759">
            <text:p>538</text:p>
          </table:table-cell>
          <table:table-cell table:formula="of:=1000*[.D25]/[.E25]" office:value-type="float" office:value="795.862068965517">
            <text:p>796</text:p>
          </table:table-cell>
          <table:table-cell table:style-name="ce25" table:formula="of:=1000000/([.G25]*[.$L$1])" office:value-type="float" office:value="3.99956096158142">
            <text:p>4,00</text:p>
          </table:table-cell>
          <table:table-cell table:style-name="Default" table:number-columns-repeated="2"/>
          <table:table-cell table:number-columns-repeated="2"/>
          <table:table-cell table:formula="of:=[.C25]+[.D25]-[.B25]" office:value-type="float" office:value="3.07">
            <text:p>3,07</text:p>
          </table:table-cell>
          <table:table-cell table:formula="of:=[.B25]/1" office:value-type="float" office:value="6.6">
            <text:p>6,6</text:p>
          </table:table-cell>
          <table:table-cell table:formula="of:=[.C25]/1" office:value-type="float" office:value="3.9">
            <text:p>3,9</text:p>
          </table:table-cell>
          <table:table-cell table:formula="of:=[.D25]/1" office:value-type="float" office:value="5.77">
            <text:p>5,8</text:p>
          </table:table-cell>
        </table:table-row>
        <table:table-row table:style-name="ro2">
          <table:covered-table-cell table:style-name="ce10"/>
          <table:table-cell table:style-name="ce16" office:value-type="float" office:value="10.15">
            <text:p>10,15</text:p>
          </table:table-cell>
          <table:table-cell office:value-type="float" office:value="5.29">
            <text:p>5,29</text:p>
          </table:table-cell>
          <table:table-cell office:value-type="float" office:value="8.04">
            <text:p>8,04</text:p>
          </table:table-cell>
          <table:table-cell table:style-name="ce16" table:formula="of:=0.48*25" office:value-type="float" office:value="12">
            <text:p>12</text:p>
          </table:table-cell>
          <table:table-cell table:formula="of:=1000*[.C26]/[.E26]" office:value-type="float" office:value="440.833333333333">
            <text:p>441</text:p>
          </table:table-cell>
          <table:table-cell table:formula="of:=1000*[.D26]/[.E26]" office:value-type="float" office:value="670">
            <text:p>670</text:p>
          </table:table-cell>
          <table:table-cell table:style-name="ce25" table:formula="of:=1000000/([.G26]*[.$L$1])" office:value-type="float" office:value="4.75089382363867">
            <text:p>4,75</text:p>
          </table:table-cell>
          <table:table-cell table:style-name="Default" table:number-columns-repeated="2"/>
          <table:table-cell table:number-columns-repeated="2"/>
          <table:table-cell table:formula="of:=[.C26]+[.D26]-[.B26]" office:value-type="float" office:value="3.18">
            <text:p>3,18</text:p>
          </table:table-cell>
          <table:table-cell table:formula="of:=[.B26]/2" office:value-type="float" office:value="5.075">
            <text:p>5,1</text:p>
          </table:table-cell>
          <table:table-cell table:formula="of:=[.C26]/2" office:value-type="float" office:value="2.645">
            <text:p>2,6</text:p>
          </table:table-cell>
          <table:table-cell table:formula="of:=[.D26]/2" office:value-type="float" office:value="4.02">
            <text:p>4,0</text:p>
          </table:table-cell>
        </table:table-row>
        <table:table-row table:style-name="ro2">
          <table:covered-table-cell table:style-name="ce12"/>
          <table:table-cell table:style-name="ce17" office:value-type="float" office:value="14.78">
            <text:p>14,78</text:p>
          </table:table-cell>
          <table:table-cell table:style-name="ce17" office:value-type="float" office:value="7.87">
            <text:p>7,87</text:p>
          </table:table-cell>
          <table:table-cell table:style-name="ce17" office:value-type="float" office:value="12.11">
            <text:p>12,11</text:p>
          </table:table-cell>
          <table:table-cell table:style-name="ce17" table:formula="of:=0.72*25" office:value-type="float" office:value="18">
            <text:p>18</text:p>
          </table:table-cell>
          <table:table-cell table:style-name="ce23" table:formula="of:=1000*[.C27]/[.E27]" office:value-type="float" office:value="437.222222222222">
            <text:p>437</text:p>
          </table:table-cell>
          <table:table-cell table:style-name="ce23" table:formula="of:=1000*[.D27]/[.E27]" office:value-type="float" office:value="672.777777777778">
            <text:p>673</text:p>
          </table:table-cell>
          <table:table-cell table:style-name="ce26" table:formula="of:=1000000/([.G27]*[.$L$1])" office:value-type="float" office:value="4.73127824220333">
            <text:p>4,73</text:p>
          </table:table-cell>
          <table:table-cell table:style-name="Default" table:number-columns-repeated="2"/>
          <table:table-cell table:number-columns-repeated="2"/>
          <table:table-cell table:formula="of:=[.C27]+[.D27]-[.B27]" office:value-type="float" office:value="5.2">
            <text:p>5,2</text:p>
          </table:table-cell>
          <table:table-cell table:formula="of:=[.B27]/2.5" office:value-type="float" office:value="5.912">
            <text:p>5,9</text:p>
          </table:table-cell>
          <table:table-cell table:formula="of:=[.C27]/2.5" office:value-type="float" office:value="3.148">
            <text:p>3,1</text:p>
          </table:table-cell>
          <table:table-cell table:formula="of:=[.D27]/2.5" office:value-type="float" office:value="4.844">
            <text:p>4,8</text:p>
          </table:table-cell>
        </table:table-row>
        <table:table-row table:style-name="ro5">
          <table:table-cell table:style-name="Default" table:number-columns-repeated="10"/>
          <table:table-cell table:number-columns-repeated="2"/>
          <table:table-cell table:style-name="Default" table:number-columns-repeated="4"/>
        </table:table-row>
      </table:table>
      <table:table table:name="Лист2" table:style-name="ta1" table:print="false">
        <table:table-column table:style-name="co10" table:default-cell-style-name="ce3"/>
        <table:table-column table:style-name="co11" table:default-cell-style-name="ce16"/>
        <table:table-column table:style-name="co12" table:default-cell-style-name="ce32"/>
        <table:table-column table:style-name="co13" table:default-cell-style-name="ce32"/>
        <table:table-column table:style-name="co2" table:default-cell-style-name="ce32"/>
        <table:table-column table:style-name="co14" table:default-cell-style-name="ce16"/>
        <table:table-column table:style-name="co14" table:default-cell-style-name="ce22"/>
        <table:table-column table:style-name="co12" table:default-cell-style-name="ce40"/>
        <table:table-column table:style-name="co12" table:default-cell-style-name="ce32"/>
        <table:table-column table:style-name="co15" table:default-cell-style-name="ce32"/>
        <table:table-column table:style-name="co3" table:default-cell-style-name="ce43"/>
        <table:table-column table:style-name="co7" table:default-cell-style-name="ce44"/>
        <table:table-column table:style-name="co7" table:number-columns-repeated="5" table:default-cell-style-name="Default"/>
        <table:table-row table:style-name="ro2">
          <table:table-cell table:style-name="ce34" office:value-type="string" table:number-columns-spanned="1" table:number-rows-spanned="19">
            <text:p>Определение параметров цепи с помощью векторных диаграмм</text:p>
          </table:table-cell>
          <table:table-cell table:style-name="ce18"/>
          <table:table-cell table:style-name="ce15" office:value-type="string">
            <text:p>R, см</text:p>
          </table:table-cell>
          <table:table-cell table:style-name="ce13" office:value-type="string">
            <text:p>X<text:span text:style-name="T3">К</text:span>, см</text:p>
          </table:table-cell>
          <table:table-cell table:style-name="ce13" office:value-type="string">
            <text:p>r<text:span text:style-name="T3">K</text:span>, Ом</text:p>
          </table:table-cell>
          <table:table-cell table:style-name="ce13" office:value-type="string">
            <text:p>X<text:span text:style-name="T3">L</text:span>, см</text:p>
          </table:table-cell>
          <table:table-cell table:style-name="ce13" office:value-type="string">
            <text:p>R, Ом</text:p>
          </table:table-cell>
          <table:table-cell table:style-name="ce15" office:value-type="string">
            <text:p>X<text:span text:style-name="T3">К</text:span>, Ом</text:p>
          </table:table-cell>
          <table:table-cell table:style-name="ce13" office:value-type="string">
            <text:p>r<text:span text:style-name="T3">K</text:span>, Ом</text:p>
          </table:table-cell>
          <table:table-cell table:style-name="ce13" office:value-type="string">
            <text:p>X<text:span text:style-name="T3">L</text:span>, Ом</text:p>
          </table:table-cell>
          <table:table-cell table:style-name="ce42" office:value-type="string">
            <text:p>L, мГн</text:p>
          </table:table-cell>
          <table:table-cell table:style-name="Default"/>
          <table:table-cell table:style-name="ce15" office:value-type="string">
            <text:p>R, cм</text:p>
          </table:table-cell>
          <table:table-cell table:style-name="ce13" office:value-type="string">
            <text:p>X<text:span text:style-name="T3">С</text:span>, cм</text:p>
          </table:table-cell>
          <table:table-cell table:style-name="ce15" office:value-type="string">
            <text:p>R, Ом</text:p>
          </table:table-cell>
          <table:table-cell table:style-name="ce42" office:value-type="string">
            <text:p>X<text:span text:style-name="T3">С</text:span>, Ом</text:p>
          </table:table-cell>
          <table:table-cell table:style-name="ce24" office:value-type="string">
            <text:p>С, мкФ</text:p>
          </table:table-cell>
        </table:table-row>
        <table:table-row table:style-name="ro2">
          <table:covered-table-cell/>
          <table:table-cell table:style-name="ce35" office:value-type="string" table:number-columns-spanned="1" table:number-rows-spanned="3">
            <text:p><text:span text:style-name="T2">Катушка 1</text:span></text:p>
            <text:p><text:span text:style-name="T2">(1200 витков)</text:span></text:p>
          </table:table-cell>
          <table:table-cell table:formula="of:=[Лист1.O2]" office:value-type="float" office:value="6.795">
            <text:p>6,8</text:p>
          </table:table-cell>
          <table:table-cell table:formula="of:=[Лист1.P2]" office:value-type="float" office:value="0.815">
            <text:p>0,8</text:p>
          </table:table-cell>
          <table:table-cell office:value-type="float" office:value="0.8">
            <text:p>0,8</text:p>
          </table:table-cell>
          <table:table-cell office:value-type="float" office:value="0.7">
            <text:p>0,7</text:p>
          </table:table-cell>
          <table:table-cell table:formula="of:=1000*[Лист1.C2]/[Лист1.E2]" office:value-type="float" office:value="438.387096774194">
            <text:p>438</text:p>
          </table:table-cell>
          <table:table-cell table:formula="of:=[.$G2]*[.D2]/[.$C2]" office:value-type="float" office:value="52.5806451612903">
            <text:p>52,6</text:p>
          </table:table-cell>
          <table:table-cell table:formula="of:=[.$G2]*[.E2]/[.$C2]" office:value-type="float" office:value="51.6129032258065">
            <text:p>51,6</text:p>
          </table:table-cell>
          <table:table-cell table:formula="of:=[.$G2]*[.F2]/[.$C2]" office:value-type="float" office:value="45.1612903225807">
            <text:p>45,2</text:p>
          </table:table-cell>
          <table:table-cell table:formula="of:=1000*[.H2]/[Лист1.$L$1]" office:value-type="float" office:value="167.369391767606">
            <text:p>167,4</text:p>
          </table:table-cell>
          <table:table-cell/>
          <table:table-cell table:style-name="ce40" table:formula="of:=[Лист1.O22]" office:value-type="float" office:value="2.775">
            <text:p>2,8</text:p>
          </table:table-cell>
          <table:table-cell table:style-name="ce32" office:value-type="float" office:value="3.2">
            <text:p>3,2</text:p>
          </table:table-cell>
          <table:table-cell table:style-name="ce45" table:formula="of:=[Лист1.F22]" office:value-type="float" office:value="435.294117647059">
            <text:p>435</text:p>
          </table:table-cell>
          <table:table-cell table:style-name="ce28" table:formula="of:=[.O2]*[.N2]/[.M2]" office:value-type="float" office:value="501.960784313726">
            <text:p>502</text:p>
          </table:table-cell>
          <table:table-cell table:style-name="ce48" table:formula="of:=1000000/([.P2]*[Лист1.$L$1])" office:value-type="float" office:value="6.3413297638177">
            <text:p>6,34</text:p>
          </table:table-cell>
        </table:table-row>
        <table:table-row table:style-name="ro2">
          <table:covered-table-cell table:number-columns-repeated="2"/>
          <table:table-cell table:formula="of:=[Лист1.O3]" office:value-type="float" office:value="5.81">
            <text:p>5,8</text:p>
          </table:table-cell>
          <table:table-cell table:formula="of:=[Лист1.P3]" office:value-type="float" office:value="0.675">
            <text:p>0,7</text:p>
          </table:table-cell>
          <table:table-cell office:value-type="float" office:value="0.6">
            <text:p>0,6</text:p>
          </table:table-cell>
          <table:table-cell office:value-type="float" office:value="0.3">
            <text:p>0,3</text:p>
          </table:table-cell>
          <table:table-cell table:formula="of:=1000*[Лист1.C3]/[Лист1.E3]" office:value-type="float" office:value="438.490566037736">
            <text:p>438</text:p>
          </table:table-cell>
          <table:table-cell table:formula="of:=[.G3]*[.D3]/[.C3]" office:value-type="float" office:value="50.9433962264151">
            <text:p>50,9</text:p>
          </table:table-cell>
          <table:table-cell table:formula="of:=[.$G3]*[.E3]/[.$C3]" office:value-type="float" office:value="45.2830188679245">
            <text:p>45,3</text:p>
          </table:table-cell>
          <table:table-cell table:formula="of:=[.$G3]*[.F3]/[.$C3]" office:value-type="float" office:value="22.6415094339623">
            <text:p>22,6</text:p>
          </table:table-cell>
          <table:table-cell table:formula="of:=1000*[.H3]/[Лист1.$L$1]" office:value-type="float" office:value="162.157866546459">
            <text:p>162,2</text:p>
          </table:table-cell>
          <table:table-cell/>
          <table:table-cell table:style-name="ce40" table:formula="of:=[Лист1.O23]" office:value-type="float" office:value="3.56">
            <text:p>3,6</text:p>
          </table:table-cell>
          <table:table-cell table:style-name="ce32" office:value-type="float" office:value="4">
            <text:p>4,0</text:p>
          </table:table-cell>
          <table:table-cell table:style-name="ce45" table:formula="of:=[Лист1.F23]" office:value-type="float" office:value="445">
            <text:p>445</text:p>
          </table:table-cell>
          <table:table-cell table:style-name="ce28" table:formula="of:=[.O3]*[.N3]/[.M3]" office:value-type="float" office:value="500">
            <text:p>500</text:p>
          </table:table-cell>
          <table:table-cell table:style-name="ce25" table:formula="of:=1000000/([.P3]*[Лист1.$L$1])" office:value-type="float" office:value="6.36619772367581">
            <text:p>6,37</text:p>
          </table:table-cell>
        </table:table-row>
        <table:table-row table:style-name="ro2">
          <table:covered-table-cell table:number-columns-repeated="2"/>
          <table:table-cell table:formula="of:=[Лист1.O4]" office:value-type="float" office:value="7.47">
            <text:p>7,5</text:p>
          </table:table-cell>
          <table:table-cell table:formula="of:=[Лист1.P4]" office:value-type="float" office:value="0.907">
            <text:p>0,9</text:p>
          </table:table-cell>
          <table:table-cell office:value-type="float" office:value="0.7">
            <text:p>0,7</text:p>
          </table:table-cell>
          <table:table-cell office:value-type="float" office:value="0.4">
            <text:p>0,4</text:p>
          </table:table-cell>
          <table:table-cell table:formula="of:=1000*[Лист1.C4]/[Лист1.E4]" office:value-type="float" office:value="439.411764705882">
            <text:p>439</text:p>
          </table:table-cell>
          <table:table-cell table:formula="of:=[.G4]*[.D4]/[.C4]" office:value-type="float" office:value="53.3529411764706">
            <text:p>53,4</text:p>
          </table:table-cell>
          <table:table-cell table:formula="of:=[.$G4]*[.E4]/[.$C4]" office:value-type="float" office:value="41.1764705882353">
            <text:p>41,2</text:p>
          </table:table-cell>
          <table:table-cell table:formula="of:=[.$G4]*[.F4]/[.$C4]" office:value-type="float" office:value="23.5294117647059">
            <text:p>23,5</text:p>
          </table:table-cell>
          <table:table-cell table:formula="of:=1000*[.H4]/[Лист1.$L$1]" office:value-type="float" office:value="169.827686334528">
            <text:p>169,8</text:p>
          </table:table-cell>
          <table:table-cell/>
          <table:table-cell table:style-name="ce40" table:formula="of:=[Лист1.O24]" office:value-type="float" office:value="3.868">
            <text:p>3,9</text:p>
          </table:table-cell>
          <table:table-cell table:style-name="ce32" office:value-type="float" office:value="4.5">
            <text:p>4,5</text:p>
          </table:table-cell>
          <table:table-cell table:style-name="ce45" table:formula="of:=[Лист1.F24]" office:value-type="float" office:value="439.545454545455">
            <text:p>440</text:p>
          </table:table-cell>
          <table:table-cell table:style-name="ce28" table:formula="of:=[.O4]*[.N4]/[.M4]" office:value-type="float" office:value="511.363636363636">
            <text:p>511</text:p>
          </table:table-cell>
          <table:table-cell table:style-name="ce25" table:formula="of:=1000000/([.P4]*[Лист1.$L$1])" office:value-type="float" office:value="6.22472666314968">
            <text:p>6,22</text:p>
          </table:table-cell>
        </table:table-row>
        <table:table-row table:style-name="ro2">
          <table:covered-table-cell/>
          <table:table-cell table:style-name="ce35" office:value-type="string" table:number-columns-spanned="1" table:number-rows-spanned="3">
            <text:p><text:span text:style-name="T2">Катушка 2</text:span></text:p>
            <text:p><text:span text:style-name="T2">(2400 витков)</text:span></text:p>
          </table:table-cell>
          <table:table-cell table:formula="of:=[Лист1.O5]" office:value-type="float" office:value="4.34">
            <text:p>4,3</text:p>
          </table:table-cell>
          <table:table-cell table:formula="of:=[Лист1.P5]" office:value-type="float" office:value="1.81">
            <text:p>1,8</text:p>
          </table:table-cell>
          <table:table-cell office:value-type="float" office:value="1.7">
            <text:p>1,7</text:p>
          </table:table-cell>
          <table:table-cell office:value-type="float" office:value="0.8">
            <text:p>0,8</text:p>
          </table:table-cell>
          <table:table-cell table:formula="of:=1000*[Лист1.C5]/[Лист1.E5]" office:value-type="float" office:value="445.128205128205">
            <text:p>445</text:p>
          </table:table-cell>
          <table:table-cell table:formula="of:=[.G5]*[.D5]/[.C5]" office:value-type="float" office:value="185.641025641026">
            <text:p>185,6</text:p>
          </table:table-cell>
          <table:table-cell table:formula="of:=[.$G5]*[.E5]/[.$C5]" office:value-type="float" office:value="174.358974358974">
            <text:p>174,4</text:p>
          </table:table-cell>
          <table:table-cell table:formula="of:=[.$G5]*[.F5]/[.$C5]" office:value-type="float" office:value="82.0512820512821">
            <text:p>82,1</text:p>
          </table:table-cell>
          <table:table-cell table:formula="of:=1000*[.H5]/[Лист1.$L$1]" office:value-type="float" office:value="590.91373742837">
            <text:p>590,9</text:p>
          </table:table-cell>
          <table:table-cell/>
          <table:table-cell table:style-name="ce40" table:formula="of:=[Лист1.O25]" office:value-type="float" office:value="3.9">
            <text:p>3,9</text:p>
          </table:table-cell>
          <table:table-cell table:style-name="ce32" office:value-type="float" office:value="5.7">
            <text:p>5,7</text:p>
          </table:table-cell>
          <table:table-cell table:style-name="ce45" table:formula="of:=[Лист1.F25]" office:value-type="float" office:value="537.931034482759">
            <text:p>538</text:p>
          </table:table-cell>
          <table:table-cell table:style-name="ce28" table:formula="of:=[.O5]*[.N5]/[.M5]" office:value-type="float" office:value="786.206896551724">
            <text:p>786</text:p>
          </table:table-cell>
          <table:table-cell table:style-name="ce25" table:formula="of:=1000000/([.P5]*[Лист1.$L$1])" office:value-type="float" office:value="4.04867837689909">
            <text:p>4,05</text:p>
          </table:table-cell>
        </table:table-row>
        <table:table-row table:style-name="ro2">
          <table:covered-table-cell table:number-columns-repeated="2"/>
          <table:table-cell table:formula="of:=[Лист1.O6]" office:value-type="float" office:value="5.64">
            <text:p>5,6</text:p>
          </table:table-cell>
          <table:table-cell table:formula="of:=[Лист1.P6]" office:value-type="float" office:value="2.46">
            <text:p>2,5</text:p>
          </table:table-cell>
          <table:table-cell office:value-type="float" office:value="2.3">
            <text:p>2,3</text:p>
          </table:table-cell>
          <table:table-cell office:value-type="float" office:value="1.5">
            <text:p>1,5</text:p>
          </table:table-cell>
          <table:table-cell table:formula="of:=1000*[Лист1.C6]/[Лист1.E6]" office:value-type="float" office:value="433.846153846154">
            <text:p>434</text:p>
          </table:table-cell>
          <table:table-cell table:formula="of:=[.G6]*[.D6]/[.C6]" office:value-type="float" office:value="189.230769230769">
            <text:p>189,2</text:p>
          </table:table-cell>
          <table:table-cell table:formula="of:=[.$G6]*[.E6]/[.$C6]" office:value-type="float" office:value="176.923076923077">
            <text:p>176,9</text:p>
          </table:table-cell>
          <table:table-cell table:formula="of:=[.$G6]*[.F6]/[.$C6]" office:value-type="float" office:value="115.384615384615">
            <text:p>115,4</text:p>
          </table:table-cell>
          <table:table-cell table:formula="of:=1000*[.H6]/[Лист1.$L$1]" office:value-type="float" office:value="602.340246163173">
            <text:p>602,3</text:p>
          </table:table-cell>
          <table:table-cell/>
          <table:table-cell table:style-name="ce40" table:formula="of:=[Лист1.O26]" office:value-type="float" office:value="2.645">
            <text:p>2,6</text:p>
          </table:table-cell>
          <table:table-cell table:style-name="ce32" office:value-type="float" office:value="4">
            <text:p>4,0</text:p>
          </table:table-cell>
          <table:table-cell table:style-name="ce45" table:formula="of:=[Лист1.F26]" office:value-type="float" office:value="440.833333333333">
            <text:p>441</text:p>
          </table:table-cell>
          <table:table-cell table:style-name="ce28" table:formula="of:=[.O6]*[.N6]/[.M6]" office:value-type="float" office:value="666.666666666667">
            <text:p>667</text:p>
          </table:table-cell>
          <table:table-cell table:style-name="ce25" table:formula="of:=1000000/([.P6]*[Лист1.$L$1])" office:value-type="float" office:value="4.77464829275686">
            <text:p>4,77</text:p>
          </table:table-cell>
        </table:table-row>
        <table:table-row table:style-name="ro2">
          <table:covered-table-cell table:number-columns-repeated="2"/>
          <table:table-cell table:formula="of:=[Лист1.O7]" office:value-type="float" office:value="3.74">
            <text:p>3,7</text:p>
          </table:table-cell>
          <table:table-cell table:formula="of:=[Лист1.P7]" office:value-type="float" office:value="1.64">
            <text:p>1,6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table:formula="of:=1000*[Лист1.C7]/[Лист1.E7]" office:value-type="float" office:value="446.567164179105">
            <text:p>447</text:p>
          </table:table-cell>
          <table:table-cell table:formula="of:=[.G7]*[.D7]/[.C7]" office:value-type="float" office:value="195.820895522388">
            <text:p>195,8</text:p>
          </table:table-cell>
          <table:table-cell table:formula="of:=[.$G7]*[.E7]/[.$C7]" office:value-type="float" office:value="155.223880597015">
            <text:p>155,2</text:p>
          </table:table-cell>
          <table:table-cell table:formula="of:=[.$G7]*[.F7]/[.$C7]" office:value-type="float" office:value="119.402985074627">
            <text:p>119,4</text:p>
          </table:table-cell>
          <table:table-cell table:formula="of:=1000*[.H7]/[Лист1.$L$1]" office:value-type="float" office:value="623.317269661393">
            <text:p>623,3</text:p>
          </table:table-cell>
          <table:table-cell/>
          <table:table-cell table:style-name="ce41" table:formula="of:=[Лист1.O27]" office:value-type="float" office:value="3.148">
            <text:p>3,1</text:p>
          </table:table-cell>
          <table:table-cell table:style-name="ce39" office:value-type="float" office:value="4.8">
            <text:p>4,8</text:p>
          </table:table-cell>
          <table:table-cell table:style-name="ce46" table:formula="of:=[Лист1.F27]" office:value-type="float" office:value="437.222222222222">
            <text:p>437</text:p>
          </table:table-cell>
          <table:table-cell table:style-name="ce47" table:formula="of:=[.O7]*[.N7]/[.M7]" office:value-type="float" office:value="666.666666666667">
            <text:p>667</text:p>
          </table:table-cell>
          <table:table-cell table:style-name="ce26" table:formula="of:=1000000/([.P7]*[Лист1.$L$1])" office:value-type="float" office:value="4.77464829275686">
            <text:p>4,77</text:p>
          </table:table-cell>
        </table:table-row>
        <table:table-row table:style-name="ro2">
          <table:covered-table-cell/>
          <table:table-cell table:style-name="ce35" office:value-type="string" table:number-columns-spanned="1" table:number-rows-spanned="3">
            <text:p><text:span text:style-name="T2">Катушка 3</text:span></text:p>
            <text:p><text:span text:style-name="T2">(3600 витков)</text:span></text:p>
          </table:table-cell>
          <table:table-cell table:formula="of:=[Лист1.O8]" office:value-type="float" office:value="2.99">
            <text:p>3,0</text:p>
          </table:table-cell>
          <table:table-cell table:formula="of:=[Лист1.P8]" office:value-type="float" office:value="2.98">
            <text:p>3,0</text:p>
          </table:table-cell>
          <table:table-cell office:value-type="float" office:value="1.2">
            <text:p>1,2</text:p>
          </table:table-cell>
          <table:table-cell office:value-type="float" office:value="2.6">
            <text:p>2,6</text:p>
          </table:table-cell>
          <table:table-cell table:formula="of:=1000*[Лист1.C8]/[Лист1.E8]" office:value-type="float" office:value="434.909090909091">
            <text:p>435</text:p>
          </table:table-cell>
          <table:table-cell table:formula="of:=[.G8]*[.D8]/[.C8]" office:value-type="float" office:value="433.454545454545">
            <text:p>433,5</text:p>
          </table:table-cell>
          <table:table-cell table:formula="of:=[.$G8]*[.E8]/[.$C8]" office:value-type="float" office:value="174.545454545455">
            <text:p>174,5</text:p>
          </table:table-cell>
          <table:table-cell table:formula="of:=[.$G8]*[.F8]/[.$C8]" office:value-type="float" office:value="378.181818181818">
            <text:p>378,2</text:p>
          </table:table-cell>
          <table:table-cell table:formula="of:=1000*[.H8]/[Лист1.$L$1]" office:value-type="float" office:value="1379.72867029483">
            <text:p>1379,7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table:formula="of:=[Лист1.O9]" office:value-type="float" office:value="3.325">
            <text:p>3,3</text:p>
          </table:table-cell>
          <table:table-cell table:formula="of:=[Лист1.P9]" office:value-type="float" office:value="3.885">
            <text:p>3,9</text:p>
          </table:table-cell>
          <table:table-cell office:value-type="float" office:value="2.6">
            <text:p>2,6</text:p>
          </table:table-cell>
          <table:table-cell office:value-type="float" office:value="2.9">
            <text:p>2,9</text:p>
          </table:table-cell>
          <table:table-cell table:formula="of:=1000*[Лист1.C9]/[Лист1.E9]" office:value-type="float" office:value="409.230769230769">
            <text:p>409</text:p>
          </table:table-cell>
          <table:table-cell table:formula="of:=[.G9]*[.D9]/[.C9]" office:value-type="float" office:value="478.153846153846">
            <text:p>478,2</text:p>
          </table:table-cell>
          <table:table-cell table:formula="of:=[.$G9]*[.E9]/[.$C9]" office:value-type="float" office:value="320">
            <text:p>320,0</text:p>
          </table:table-cell>
          <table:table-cell table:formula="of:=[.$G9]*[.F9]/[.$C9]" office:value-type="float" office:value="356.923076923077">
            <text:p>356,9</text:p>
          </table:table-cell>
          <table:table-cell table:formula="of:=1000*[.H9]/[Лист1.$L$1]" office:value-type="float" office:value="1522.01096347573">
            <text:p>1522,0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table:formula="of:=[Лист1.O10]" office:value-type="float" office:value="4.335">
            <text:p>4,3</text:p>
          </table:table-cell>
          <table:table-cell table:formula="of:=[Лист1.P10]" office:value-type="float" office:value="4.45">
            <text:p>4,5</text:p>
          </table:table-cell>
          <table:table-cell office:value-type="float" office:value="2.1">
            <text:p>2,1</text:p>
          </table:table-cell>
          <table:table-cell office:value-type="float" office:value="4">
            <text:p>4</text:p>
          </table:table-cell>
          <table:table-cell table:formula="of:=1000*[Лист1.C10]/[Лист1.E10]" office:value-type="float" office:value="433.5">
            <text:p>434</text:p>
          </table:table-cell>
          <table:table-cell table:formula="of:=[.G10]*[.D10]/[.C10]" office:value-type="float" office:value="445">
            <text:p>445,0</text:p>
          </table:table-cell>
          <table:table-cell table:formula="of:=[.$G10]*[.E10]/[.$C10]" office:value-type="float" office:value="210">
            <text:p>210,0</text:p>
          </table:table-cell>
          <table:table-cell table:formula="of:=[.$G10]*[.F10]/[.$C10]" office:value-type="float" office:value="400">
            <text:p>400,0</text:p>
          </table:table-cell>
          <table:table-cell table:formula="of:=1000*[.H10]/[Лист1.$L$1]" office:value-type="float" office:value="1416.47899351787">
            <text:p>1416,5</text:p>
          </table:table-cell>
          <table:table-cell table:number-columns-repeated="6"/>
        </table:table-row>
        <table:table-row table:style-name="ro2">
          <table:covered-table-cell/>
          <table:table-cell table:style-name="ce35" office:value-type="string" table:number-columns-spanned="1" table:number-rows-spanned="3">
            <text:p><text:span text:style-name="T2">Катушка 1</text:span></text:p>
            <text:p><text:span text:style-name="T2">с сердечником</text:span></text:p>
          </table:table-cell>
          <table:table-cell table:formula="of:=[Лист1.O11]" office:value-type="float" office:value="6.82666666666667">
            <text:p>6,8</text:p>
          </table:table-cell>
          <table:table-cell table:formula="of:=[Лист1.P11]" office:value-type="float" office:value="1.21333333333333">
            <text:p>1,2</text:p>
          </table:table-cell>
          <table:table-cell office:value-type="float" office:value="0.8">
            <text:p>0,8</text:p>
          </table:table-cell>
          <table:table-cell office:value-type="float" office:value="0.9">
            <text:p>0,9</text:p>
          </table:table-cell>
          <table:table-cell table:formula="of:=1000*[Лист1.C11]/[Лист1.E11]" office:value-type="float" office:value="445.217391304348">
            <text:p>445</text:p>
          </table:table-cell>
          <table:table-cell table:formula="of:=[.G11]*[.D11]/[.C11]" office:value-type="float" office:value="79.1304347826087">
            <text:p>79,1</text:p>
          </table:table-cell>
          <table:table-cell table:formula="of:=[.$G11]*[.E11]/[.$C11]" office:value-type="float" office:value="52.1739130434783">
            <text:p>52,2</text:p>
          </table:table-cell>
          <table:table-cell table:formula="of:=[.$G11]*[.F11]/[.$C11]" office:value-type="float" office:value="58.695652173913">
            <text:p>58,7</text:p>
          </table:table-cell>
          <table:table-cell table:formula="of:=1000*[.H11]/[Лист1.$L$1]" office:value-type="float" office:value="251.87999689326">
            <text:p>251,9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table:formula="of:=[Лист1.O12]" office:value-type="float" office:value="7.19">
            <text:p>7,2</text:p>
          </table:table-cell>
          <table:table-cell table:formula="of:=[Лист1.P12]" office:value-type="float" office:value="1.29">
            <text:p>1,3</text:p>
          </table:table-cell>
          <table:table-cell office:value-type="float" office:value="0.6">
            <text:p>0,6</text:p>
          </table:table-cell>
          <table:table-cell office:value-type="float" office:value="1.2">
            <text:p>1,2</text:p>
          </table:table-cell>
          <table:table-cell table:formula="of:=1000*[Лист1.C12]/[Лист1.E12]" office:value-type="float" office:value="442.461538461538">
            <text:p>442</text:p>
          </table:table-cell>
          <table:table-cell table:formula="of:=[.G12]*[.D12]/[.C12]" office:value-type="float" office:value="79.3846153846154">
            <text:p>79,4</text:p>
          </table:table-cell>
          <table:table-cell table:formula="of:=[.$G12]*[.E12]/[.$C12]" office:value-type="float" office:value="36.9230769230769">
            <text:p>36,9</text:p>
          </table:table-cell>
          <table:table-cell table:formula="of:=[.$G12]*[.F12]/[.$C12]" office:value-type="float" office:value="73.8461538461538">
            <text:p>73,8</text:p>
          </table:table-cell>
          <table:table-cell table:formula="of:=1000*[.H12]/[Лист1.$L$1]" office:value-type="float" office:value="252.689078878209">
            <text:p>252,7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table:formula="of:=[Лист1.O13]" office:value-type="float" office:value="7.6">
            <text:p>7,6</text:p>
          </table:table-cell>
          <table:table-cell table:formula="of:=[Лист1.P13]" office:value-type="float" office:value="1.428">
            <text:p>1,4</text:p>
          </table:table-cell>
          <table:table-cell office:value-type="float" office:value="0.8">
            <text:p>0,8</text:p>
          </table:table-cell>
          <table:table-cell office:value-type="float" office:value="1.2">
            <text:p>1,2</text:p>
          </table:table-cell>
          <table:table-cell table:formula="of:=1000*[Лист1.C13]/[Лист1.E13]" office:value-type="float" office:value="422.222222222222">
            <text:p>422</text:p>
          </table:table-cell>
          <table:table-cell table:formula="of:=[.G13]*[.D13]/[.C13]" office:value-type="float" office:value="79.3333333333333">
            <text:p>79,3</text:p>
          </table:table-cell>
          <table:table-cell table:formula="of:=[.$G13]*[.E13]/[.$C13]" office:value-type="float" office:value="44.4444444444444">
            <text:p>44,4</text:p>
          </table:table-cell>
          <table:table-cell table:formula="of:=[.$G13]*[.F13]/[.$C13]" office:value-type="float" office:value="66.6666666666667">
            <text:p>66,7</text:p>
          </table:table-cell>
          <table:table-cell table:formula="of:=1000*[.H13]/[Лист1.$L$1]" office:value-type="float" office:value="252.525843039141">
            <text:p>252,5</text:p>
          </table:table-cell>
          <table:table-cell table:number-columns-repeated="6"/>
        </table:table-row>
        <table:table-row table:style-name="ro2">
          <table:covered-table-cell/>
          <table:table-cell table:style-name="ce35" office:value-type="string" table:number-columns-spanned="1" table:number-rows-spanned="3">
            <text:p><text:span text:style-name="T2">Катушка 2</text:span></text:p>
            <text:p><text:span text:style-name="T2">с сердечником</text:span></text:p>
          </table:table-cell>
          <table:table-cell table:formula="of:=[Лист1.O14]" office:value-type="float" office:value="4.22">
            <text:p>4,2</text:p>
          </table:table-cell>
          <table:table-cell table:formula="of:=[Лист1.P14]" office:value-type="float" office:value="2.74666666666667">
            <text:p>2,7</text:p>
          </table:table-cell>
          <table:table-cell office:value-type="float" office:value="0.6">
            <text:p>0,6</text:p>
          </table:table-cell>
          <table:table-cell office:value-type="float" office:value="2.6">
            <text:p>2,6</text:p>
          </table:table-cell>
          <table:table-cell table:formula="of:=1000*[Лист1.C14]/[Лист1.E14]" office:value-type="float" office:value="496.470588235294">
            <text:p>496</text:p>
          </table:table-cell>
          <table:table-cell table:formula="of:=[.G14]*[.D14]/[.C14]" office:value-type="float" office:value="323.137254901961">
            <text:p>323,1</text:p>
          </table:table-cell>
          <table:table-cell table:formula="of:=[.$G14]*[.E14]/[.$C14]" office:value-type="float" office:value="70.5882352941177">
            <text:p>70,6</text:p>
          </table:table-cell>
          <table:table-cell table:formula="of:=[.$G14]*[.F14]/[.$C14]" office:value-type="float" office:value="305.882352941177">
            <text:p>305,9</text:p>
          </table:table-cell>
          <table:table-cell table:formula="of:=1000*[.H14]/[Лист1.$L$1]" office:value-type="float" office:value="1028.57782829586">
            <text:p>1028,6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table:formula="of:=[Лист1.O15]" office:value-type="float" office:value="5.02666666666667">
            <text:p>5,0</text:p>
          </table:table-cell>
          <table:table-cell table:formula="of:=[Лист1.P15]" office:value-type="float" office:value="3.26666666666667">
            <text:p>3,3</text:p>
          </table:table-cell>
          <table:table-cell office:value-type="float" office:value="1.8">
            <text:p>1,8</text:p>
          </table:table-cell>
          <table:table-cell office:value-type="float" office:value="2.8">
            <text:p>2,8</text:p>
          </table:table-cell>
          <table:table-cell table:formula="of:=1000*[Лист1.C15]/[Лист1.E15]" office:value-type="float" office:value="437.101449275362">
            <text:p>437</text:p>
          </table:table-cell>
          <table:table-cell table:formula="of:=[.G15]*[.D15]/[.C15]" office:value-type="float" office:value="284.057971014493">
            <text:p>284,1</text:p>
          </table:table-cell>
          <table:table-cell table:formula="of:=[.$G15]*[.E15]/[.$C15]" office:value-type="float" office:value="156.521739130435">
            <text:p>156,5</text:p>
          </table:table-cell>
          <table:table-cell table:formula="of:=[.$G15]*[.F15]/[.$C15]" office:value-type="float" office:value="243.478260869565">
            <text:p>243,5</text:p>
          </table:table-cell>
          <table:table-cell table:formula="of:=1000*[.H15]/[Лист1.$L$1]" office:value-type="float" office:value="904.184604232217">
            <text:p>904,2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table:formula="of:=[Лист1.O16]" office:value-type="float" office:value="5.07">
            <text:p>5,1</text:p>
          </table:table-cell>
          <table:table-cell table:formula="of:=[Лист1.P16]" office:value-type="float" office:value="3.595">
            <text:p>3,6</text:p>
          </table:table-cell>
          <table:table-cell office:value-type="float" office:value="1.5">
            <text:p>1,5</text:p>
          </table:table-cell>
          <table:table-cell office:value-type="float" office:value="3.3">
            <text:p>3,3</text:p>
          </table:table-cell>
          <table:table-cell table:formula="of:=1000*[Лист1.C16]/[Лист1.E16]" office:value-type="float" office:value="397.647058823529">
            <text:p>398</text:p>
          </table:table-cell>
          <table:table-cell table:formula="of:=[.G16]*[.D16]/[.C16]" office:value-type="float" office:value="281.960784313725">
            <text:p>282,0</text:p>
          </table:table-cell>
          <table:table-cell table:formula="of:=[.$G16]*[.E16]/[.$C16]" office:value-type="float" office:value="117.647058823529">
            <text:p>117,6</text:p>
          </table:table-cell>
          <table:table-cell table:formula="of:=[.$G16]*[.F16]/[.$C16]" office:value-type="float" office:value="258.823529411765">
            <text:p>258,8</text:p>
          </table:table-cell>
          <table:table-cell table:formula="of:=1000*[.H16]/[Лист1.$L$1]" office:value-type="float" office:value="897.509051631943">
            <text:p>897,5</text:p>
          </table:table-cell>
          <table:table-cell table:number-columns-repeated="6"/>
        </table:table-row>
        <table:table-row table:style-name="ro2">
          <table:covered-table-cell/>
          <table:table-cell table:style-name="ce36" office:value-type="string" table:number-columns-spanned="1" table:number-rows-spanned="3">
            <text:p><text:span text:style-name="T2">Катушка 3</text:span></text:p>
            <text:p><text:span text:style-name="T2">с сердечником</text:span></text:p>
          </table:table-cell>
          <table:table-cell table:formula="of:=[Лист1.O17]" office:value-type="float" office:value="3.39">
            <text:p>3,4</text:p>
          </table:table-cell>
          <table:table-cell table:formula="of:=[Лист1.P17]" office:value-type="float" office:value="5.09">
            <text:p>5,1</text:p>
          </table:table-cell>
          <table:table-cell office:value-type="float" office:value="1.5">
            <text:p>1,5</text:p>
          </table:table-cell>
          <table:table-cell office:value-type="float" office:value="4.8">
            <text:p>4,8</text:p>
          </table:table-cell>
          <table:table-cell table:formula="of:=1000*[Лист1.C17]/[Лист1.E17]" office:value-type="float" office:value="437.41935483871">
            <text:p>437</text:p>
          </table:table-cell>
          <table:table-cell table:formula="of:=[.G17]*[.D17]/[.C17]" office:value-type="float" office:value="656.774193548387">
            <text:p>656,8</text:p>
          </table:table-cell>
          <table:table-cell table:formula="of:=[.$G17]*[.E17]/[.$C17]" office:value-type="float" office:value="193.548387096774">
            <text:p>193,5</text:p>
          </table:table-cell>
          <table:table-cell table:formula="of:=[.$G17]*[.F17]/[.$C17]" office:value-type="float" office:value="619.354838709677">
            <text:p>619,4</text:p>
          </table:table-cell>
          <table:table-cell table:formula="of:=1000*[.H17]/[Лист1.$L$1]" office:value-type="float" office:value="2090.57718796838">
            <text:p>2090,6</text:p>
          </table:table-cell>
          <table:table-cell table:number-columns-repeated="6"/>
        </table:table-row>
        <table:table-row table:style-name="ro2">
          <table:covered-table-cell/>
          <table:covered-table-cell table:style-name="ce37"/>
          <table:table-cell table:formula="of:=[Лист1.O18]" office:value-type="float" office:value="3.08">
            <text:p>3,1</text:p>
          </table:table-cell>
          <table:table-cell table:formula="of:=[Лист1.P18]" office:value-type="float" office:value="4.55333333333333">
            <text:p>4,6</text:p>
          </table:table-cell>
          <table:table-cell office:value-type="float" office:value="1.2">
            <text:p>1,2</text:p>
          </table:table-cell>
          <table:table-cell office:value-type="float" office:value="4.4">
            <text:p>4,4</text:p>
          </table:table-cell>
          <table:table-cell table:formula="of:=1000*[Лист1.C18]/[Лист1.E18]" office:value-type="float" office:value="440">
            <text:p>440</text:p>
          </table:table-cell>
          <table:table-cell table:formula="of:=[.G18]*[.D18]/[.C18]" office:value-type="float" office:value="650.476190476191">
            <text:p>650,5</text:p>
          </table:table-cell>
          <table:table-cell table:formula="of:=[.$G18]*[.E18]/[.$C18]" office:value-type="float" office:value="171.428571428571">
            <text:p>171,4</text:p>
          </table:table-cell>
          <table:table-cell table:formula="of:=[.$G18]*[.F18]/[.$C18]" office:value-type="float" office:value="628.571428571429">
            <text:p>628,6</text:p>
          </table:table-cell>
          <table:table-cell table:formula="of:=1000*[.H18]/[Лист1.$L$1]" office:value-type="float" office:value="2070.53002155742">
            <text:p>2070,5</text:p>
          </table:table-cell>
          <table:table-cell table:number-columns-repeated="6"/>
        </table:table-row>
        <table:table-row table:style-name="ro2">
          <table:covered-table-cell table:style-name="ce5"/>
          <table:covered-table-cell table:style-name="ce38"/>
          <table:table-cell table:style-name="ce39" table:formula="of:=[Лист1.O19]" office:value-type="float" office:value="3.515">
            <text:p>3,5</text:p>
          </table:table-cell>
          <table:table-cell table:style-name="ce39" table:formula="of:=[Лист1.P19]" office:value-type="float" office:value="5.285">
            <text:p>5,3</text:p>
          </table:table-cell>
          <table:table-cell table:style-name="ce39" office:value-type="float" office:value="1.4">
            <text:p>1,4</text:p>
          </table:table-cell>
          <table:table-cell table:style-name="ce17" office:value-type="float" office:value="5">
            <text:p>5</text:p>
          </table:table-cell>
          <table:table-cell table:style-name="ce23" table:formula="of:=1000*[Лист1.C19]/[Лист1.E19]" office:value-type="float" office:value="432.615384615385">
            <text:p>433</text:p>
          </table:table-cell>
          <table:table-cell table:style-name="ce41" table:formula="of:=[.G19]*[.D19]/[.C19]" office:value-type="float" office:value="650.461538461538">
            <text:p>650,5</text:p>
          </table:table-cell>
          <table:table-cell table:style-name="ce39" table:formula="of:=[.$G19]*[.E19]/[.$C19]" office:value-type="float" office:value="172.307692307692">
            <text:p>172,3</text:p>
          </table:table-cell>
          <table:table-cell table:style-name="ce39" table:formula="of:=[.$G19]*[.F19]/[.$C19]" office:value-type="float" office:value="615.384615384616">
            <text:p>615,4</text:p>
          </table:table-cell>
          <table:table-cell table:formula="of:=1000*[.H19]/[Лист1.$L$1]" office:value-type="float" office:value="2070.48338274626">
            <text:p>2070,5</text:p>
          </table:table-cell>
          <table:table-cell table:number-columns-repeated="6"/>
        </table:table-row>
        <table:table-row table:style-name="ro2">
          <table:table-cell table:style-name="Default" table:number-columns-repeated="10"/>
          <table:table-cell table:style-name="ce44"/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Стили_20_стрелок_20_1" draw:display-name="Стили стрелок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3.12.2014</text:date>, <text:time>09:45:3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6T01:11:23.69</meta:creation-date>
    <dc:date>2014-12-03T09:45:32.77</dc:date>
    <meta:editing-duration>PT15H12M16S</meta:editing-duration>
    <meta:editing-cycles>41</meta:editing-cycles>
    <meta:generator>OpenOffice.org/3.4.1$Win32 OpenOffice.org_project/341m1$Build-9593</meta:generator>
    <meta:document-statistic meta:table-count="2" meta:cell-count="543" meta:object-count="0"/>
  </office:meta>
</office:document-meta>
</file>